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Public Sans" svg:font-family="'Public Sans', Helvetica, Arial, sans-serif"/>
    <style:font-face style:name="Space Mono" svg:font-family="'Space Mono', 'Courier New', monaco, monospace"/>
    <style:font-face style:name="apple-system" svg:font-family="apple-system, BlinkMacSystemFont, 'Segoe UI', Helvetica, Arial, sans-serif, 'Apple Color Emoji', 'Segoe UI Emoji'"/>
    <style:font-face style:name="Liberation Mono" svg:font-family="'Liberation Mono'" style:font-family-generic="modern" style:font-pitch="fixed"/>
    <style:font-face style:name="Noto Sans Mono CJK SC" svg:font-family="'Noto Sans Mono CJK SC'"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ae50" officeooo:paragraph-rsid="000aae50"/>
    </style:style>
    <style:style style:name="P2" style:family="paragraph" style:parent-style-name="Standard">
      <style:text-properties style:font-name="Cantarell" fo:font-size="10pt" officeooo:rsid="000aae50" officeooo:paragraph-rsid="000aae50" style:font-size-asian="10pt" style:font-size-complex="10pt"/>
    </style:style>
    <style:style style:name="P3" style:family="paragraph" style:parent-style-name="Standard">
      <style:text-properties style:font-name="Cantarell" fo:font-size="10pt" officeooo:rsid="000c93cd" officeooo:paragraph-rsid="000c93cd" style:font-size-asian="10pt" style:font-size-complex="10pt"/>
    </style:style>
    <style:style style:name="P4" style:family="paragraph" style:parent-style-name="Heading_20_3">
      <style:paragraph-properties fo:margin-left="0in" fo:margin-right="0in" fo:text-indent="0in" style:auto-text-indent="false" fo:padding="0in" fo:border="none"/>
      <style:text-properties style:font-name="Cantarell" fo:font-size="10pt" fo:font-weight="bold" style:font-size-asian="10pt" style:font-size-complex="10pt"/>
    </style:style>
    <style:style style:name="P5" style:family="paragraph" style:parent-style-name="Heading_20_1">
      <style:text-properties style:font-name="Cantarell" fo:font-size="10pt" fo:font-weight="bold" officeooo:rsid="000aae50" officeooo:paragraph-rsid="000aae50" style:font-size-asian="10pt" style:font-size-complex="10pt"/>
    </style:style>
    <style:style style:name="P6" style:family="paragraph" style:parent-style-name="Heading_20_1">
      <style:paragraph-properties fo:margin-top="0in" fo:margin-bottom="0.1965in" loext:contextual-spacing="false"/>
    </style:style>
    <style:style style:name="P7" style:family="paragraph" style:parent-style-name="Preformatted_20_Text">
      <style:text-properties officeooo:rsid="000c93cd" officeooo:paragraph-rsid="000c93cd"/>
    </style:style>
    <style:style style:name="P8" style:family="paragraph" style:parent-style-name="Preformatted_20_Text">
      <style:paragraph-properties fo:orphans="2" fo:widows="2"/>
    </style:style>
    <style:style style:name="P9" style:family="paragraph" style:parent-style-name="Preformatted_20_Text">
      <style:paragraph-properties fo:orphans="2" fo:widows="2"/>
      <style:text-properties style:font-name="Cantarell" fo:font-size="10pt" style:font-size-asian="10pt" style:font-size-complex="10pt"/>
    </style:style>
    <style:style style:name="P10" style:family="paragraph" style:parent-style-name="Preformatted_20_Text">
      <style:paragraph-properties fo:margin-left="0in" fo:margin-right="0in" fo:orphans="2" fo:widows="2" fo:text-indent="0in" style:auto-text-indent="false"/>
    </style:style>
    <style:style style:name="P11" style:family="paragraph" style:parent-style-name="Preformatted_20_Text">
      <style:paragraph-properties fo:margin-left="0in" fo:margin-right="0in" fo:margin-top="0in" fo:margin-bottom="0.1965in" loext:contextual-spacing="false" fo:orphans="2" fo:widows="2" fo:text-indent="0in" style:auto-text-indent="false"/>
    </style:style>
    <style:style style:name="P12" style:family="paragraph" style:parent-style-name="Preformatted_20_Text">
      <style:paragraph-properties fo:margin-top="0in" fo:margin-bottom="0.1965in" loext:contextual-spacing="false"/>
    </style:style>
    <style:style style:name="P13" style:family="paragraph" style:parent-style-name="Preformatted_20_Text">
      <style:paragraph-properties fo:margin-top="0in" fo:margin-bottom="0.1965in" loext:contextual-spacing="false" fo:orphans="2" fo:widows="2"/>
    </style:style>
    <style:style style:name="P14" style:family="paragraph" style:parent-style-name="Preformatted_20_Text">
      <style:paragraph-properties fo:margin-top="0in" fo:margin-bottom="0.1965in" loext:contextual-spacing="false" fo:orphans="2" fo:widows="2"/>
      <style:text-properties style:font-name="Cantarell" fo:font-size="10pt" style:font-size-asian="10pt" style:font-size-complex="10pt"/>
    </style:style>
    <style:style style:name="P15" style:family="paragraph" style:parent-style-name="Text_20_body">
      <style:paragraph-properties fo:margin-left="0in" fo:margin-right="0in" fo:margin-top="0in" fo:margin-bottom="0in" loext:contextual-spacing="false" fo:line-height="215%" fo:orphans="2" fo:widows="2" fo:text-indent="0in" style:auto-text-indent="false" fo:padding="0in" fo:border="none"/>
      <style:text-properties fo:font-variant="normal" fo:text-transform="none" fo:color="#333333" style:font-name="Cantarell" fo:font-size="10pt" fo:font-style="normal" fo:font-weight="normal" style:font-size-asian="10pt" style:font-size-complex="10pt"/>
    </style:style>
    <style:style style:name="P16" style:family="paragraph" style:parent-style-name="Text_20_body" style:list-style-name="L1">
      <style:paragraph-properties fo:margin-left="0in" fo:margin-right="0in" fo:margin-top="0in" fo:margin-bottom="0in" loext:contextual-spacing="false" fo:line-height="170%" fo:orphans="2" fo:widows="2" fo:text-indent="0in" style:auto-text-indent="false" fo:padding="0in" fo:border="none"/>
      <style:text-properties fo:font-variant="normal" fo:text-transform="none" fo:color="#333333" style:font-name="Cantarell" fo:font-size="10pt" fo:font-style="normal" fo:font-weight="normal" style:font-size-asian="10pt" style:font-size-complex="10pt"/>
    </style:style>
    <style:style style:name="P17" style:family="paragraph" style:parent-style-name="Text_20_body" style:list-style-name="L2">
      <style:paragraph-properties fo:margin-left="0in" fo:margin-right="0in" fo:margin-top="0in" fo:margin-bottom="0in" loext:contextual-spacing="false" fo:line-height="185%" fo:orphans="2" fo:widows="2" fo:text-indent="0in" style:auto-text-indent="false" fo:padding="0in" fo:border="none"/>
      <style:text-properties fo:font-variant="normal" fo:text-transform="none" fo:color="#333333" style:font-name="Cantarell" fo:font-size="10pt" fo:font-style="normal" fo:font-weight="normal" style:font-size-asian="10pt" style:font-size-complex="10pt"/>
    </style:style>
    <style:style style:name="P18" style:family="paragraph" style:parent-style-name="Text_20_body" style:list-style-name="L5">
      <style:paragraph-properties fo:margin-left="0in" fo:margin-right="0in" fo:margin-top="0in" fo:margin-bottom="0in" loext:contextual-spacing="false" fo:line-height="185%" fo:orphans="2" fo:widows="2" fo:text-indent="0in" style:auto-text-indent="false" fo:padding="0in" fo:border="none"/>
      <style:text-properties fo:font-variant="normal" fo:text-transform="none" fo:color="#333333" style:font-name="Cantarell" fo:font-size="10pt" fo:font-style="normal" fo:font-weight="normal" style:font-size-asian="10pt" style:font-size-complex="10pt"/>
    </style:style>
    <style:style style:name="P19" style:family="paragraph" style:parent-style-name="Text_20_body" style:list-style-name="L2">
      <style:paragraph-properties fo:margin-left="0in" fo:margin-right="0in" fo:margin-top="0in" fo:margin-bottom="0in" loext:contextual-spacing="false" fo:line-height="185%" fo:orphans="2" fo:widows="2" fo:text-indent="0in" style:auto-text-indent="false" fo:padding="0in" fo:border="none"/>
    </style:style>
    <style:style style:name="P20" style:family="paragraph" style:parent-style-name="Text_20_body" style:list-style-name="L3">
      <style:paragraph-properties fo:margin-left="0in" fo:margin-right="0in" fo:margin-top="0in" fo:margin-bottom="0in" loext:contextual-spacing="false" fo:line-height="185%" fo:orphans="2" fo:widows="2" fo:text-indent="0in" style:auto-text-indent="false" fo:padding="0in" fo:border="none"/>
    </style:style>
    <style:style style:name="P21" style:family="paragraph" style:parent-style-name="Text_20_body" style:list-style-name="L4">
      <style:paragraph-properties fo:margin-left="0in" fo:margin-right="0in" fo:margin-top="0in" fo:margin-bottom="0in" loext:contextual-spacing="false" fo:line-height="185%" fo:orphans="2" fo:widows="2" fo:text-indent="0in" style:auto-text-indent="false" fo:padding="0in" fo:border="none"/>
    </style:style>
    <style:style style:name="P22" style:family="paragraph" style:parent-style-name="Text_20_body" style:list-style-name="L5">
      <style:paragraph-properties fo:margin-left="0in" fo:margin-right="0in" fo:margin-top="0in" fo:margin-bottom="0in" loext:contextual-spacing="false" fo:line-height="185%" fo:orphans="2" fo:widows="2" fo:text-indent="0in" style:auto-text-indent="false" fo:padding="0in" fo:border="none"/>
    </style:style>
    <style:style style:name="P23" style:family="paragraph" style:parent-style-name="Text_20_body" style:list-style-name="L6">
      <style:paragraph-properties fo:margin-left="0in" fo:margin-right="0in" fo:margin-top="0in" fo:margin-bottom="0in" loext:contextual-spacing="false" fo:line-height="185%" fo:orphans="2" fo:widows="2" fo:text-indent="0in" style:auto-text-indent="false" fo:padding="0in" fo:border="none"/>
    </style:style>
    <style:style style:name="P24" style:family="paragraph" style:parent-style-name="Text_20_body">
      <style:paragraph-properties fo:margin-left="0in" fo:margin-right="0in" fo:margin-top="0in" fo:margin-bottom="0in" loext:contextual-spacing="false" fo:line-height="215%" fo:orphans="2" fo:widows="2" fo:text-indent="0in" style:auto-text-indent="false" fo:padding="0in" fo:border="none"/>
    </style:style>
    <style:style style:name="P25" style:family="paragraph" style:parent-style-name="Heading_20_4">
      <style:paragraph-properties fo:margin-left="0in" fo:margin-right="0in" fo:text-indent="0in" style:auto-text-indent="false" fo:padding="0in" fo:border="none"/>
    </style:style>
    <style:style style:name="P26" style:family="paragraph" style:parent-style-name="Heading_20_2">
      <style:paragraph-properties fo:margin-left="0in" fo:margin-right="0in" fo:margin-top="0in" fo:margin-bottom="0in" loext:contextual-spacing="false" fo:text-indent="0in" style:auto-text-indent="false" fo:padding="0in" fo:border="none"/>
      <style:text-properties style:font-name="Cantarell" fo:font-size="10pt" fo:font-weight="bold" style:font-size-asian="10pt" style:font-size-complex="10pt"/>
    </style:style>
    <style:style style:name="T1" style:family="text">
      <style:text-properties fo:font-variant="normal" fo:text-transform="none" style:font-name="apple-system" fo:font-size="24pt" fo:letter-spacing="normal" fo:font-style="normal" style:text-underline-style="solid" style:text-underline-width="auto" style:text-underline-color="font-color" fo:font-weight="normal" fo:background-color="#ffffff" loext:char-shading-value="0"/>
    </style:style>
    <style:style style:name="T2" style:family="text">
      <style:text-properties fo:font-variant="normal" fo:text-transform="none" style:font-name="apple-system" fo:letter-spacing="normal" fo:font-style="normal" style:text-underline-style="solid" style:text-underline-width="auto" style:text-underline-color="font-color" fo:font-weight="normal" fo:background-color="#ffffff" loext:char-shading-value="0"/>
    </style:style>
    <style:style style:name="T3" style:family="text">
      <style:text-properties fo:font-variant="normal" fo:text-transform="none" style:font-name="apple-system" fo:font-size="14pt" fo:letter-spacing="normal" fo:font-style="normal" style:text-underline-style="solid" style:text-underline-width="auto" style:text-underline-color="font-color" fo:font-weight="normal" fo:background-color="#ffffff" loext:char-shading-value="0" style:font-size-asian="14pt" style:font-size-complex="14pt"/>
    </style:style>
    <style:style style:name="T4" style:family="text">
      <style:text-properties fo:font-variant="normal" fo:text-transform="none" fo:color="#333333" style:font-name="Public Sans" fo:font-size="14.25pt" fo:font-style="normal" fo:font-weight="normal"/>
    </style:style>
    <style:style style:name="T5" style:family="text">
      <style:text-properties fo:font-variant="normal" fo:text-transform="none" fo:color="#333333" fo:font-size="14.25pt" fo:font-style="normal" fo:font-weight="normal"/>
    </style:style>
    <style:style style:name="T6" style:family="text">
      <style:text-properties fo:font-variant="normal" fo:text-transform="none" fo:color="#333333" style:font-name="Liberation Sans" fo:font-size="14.25pt" fo:font-style="normal" fo:font-weight="normal"/>
    </style:style>
    <style:style style:name="T7" style:family="text">
      <style:text-properties fo:font-variant="normal" fo:text-transform="none" fo:color="#333333" style:font-name="Liberation Sans" fo:font-style="normal" fo:font-weight="normal"/>
    </style:style>
    <style:style style:name="T8" style:family="text">
      <style:text-properties fo:font-variant="normal" fo:text-transform="none" fo:color="#333333" style:font-name="Liberation Sans" fo:font-size="10pt" fo:font-style="normal" fo:font-weight="normal" style:font-size-asian="10pt" style:font-size-complex="10pt"/>
    </style:style>
    <style:style style:name="T9" style:family="text">
      <style:text-properties fo:font-variant="normal" fo:text-transform="none" fo:color="#333333" fo:font-size="10pt" fo:font-style="normal" fo:font-weight="normal" style:font-size-asian="10pt" style:font-size-complex="10pt"/>
    </style:style>
    <style:style style:name="T10" style:family="text">
      <style:text-properties fo:font-variant="normal" fo:text-transform="none" fo:color="#333333" style:font-name="Cantarell" fo:font-size="10pt" fo:font-style="normal" fo:font-weight="normal" style:font-size-asian="10pt" style:font-size-complex="10pt"/>
    </style:style>
    <style:style style:name="T11" style:family="text">
      <style:text-properties fo:font-variant="normal" fo:text-transform="none" fo:color="#333333" style:font-name="Cantarell" fo:font-size="14.25pt" fo:font-style="normal" fo:font-weight="normal"/>
    </style:style>
    <style:style style:name="T12" style:family="text">
      <style:text-properties fo:font-variant="normal" fo:text-transform="none" fo:color="#333333" style:font-name="Cantarell" fo:font-style="normal" fo:font-weight="normal"/>
    </style:style>
    <style:style style:name="T13" style:family="text">
      <style:text-properties fo:font-variant="normal" fo:text-transform="none" fo:color="#090e6f" style:text-line-through-style="none" style:text-line-through-type="none" style:font-name="Public Sans" fo:font-size="14.25pt" fo:font-style="normal" style:text-underline-style="none" fo:font-weight="normal" style:text-blinking="false" fo:background-color="#f3fafd" loext:char-shading-value="0"/>
    </style:style>
    <style:style style:name="T14" style:family="text">
      <style:text-properties fo:font-variant="normal" fo:text-transform="none" fo:color="#090e6f" style:text-line-through-style="none" style:text-line-through-type="none" fo:font-size="14.25pt" fo:font-style="normal" style:text-underline-style="none" fo:font-weight="normal" style:text-blinking="false" fo:background-color="#f3fafd" loext:char-shading-value="0"/>
    </style:style>
    <style:style style:name="T15" style:family="text">
      <style:text-properties fo:font-variant="normal" fo:text-transform="none" fo:color="#090e6f" style:text-line-through-style="none" style:text-line-through-type="none" style:font-name="Liberation Sans" fo:font-size="14.25pt" fo:font-style="normal" style:text-underline-style="none" fo:font-weight="normal" style:text-blinking="false" fo:background-color="#f3fafd" loext:char-shading-value="0"/>
    </style:style>
    <style:style style:name="T16" style:family="text">
      <style:text-properties fo:font-variant="normal" fo:text-transform="none" fo:color="#090e6f" style:text-line-through-style="none" style:text-line-through-type="none" style:font-name="Liberation Sans" fo:font-style="normal" style:text-underline-style="none" fo:font-weight="normal" style:text-blinking="false" fo:background-color="#f3fafd" loext:char-shading-value="0"/>
    </style:style>
    <style:style style:name="T17" style:family="text">
      <style:text-properties fo:font-variant="normal" fo:text-transform="none" fo:color="#090e6f" style:text-line-through-style="none" style:text-line-through-type="none" style:font-name="Liberation Sans" fo:font-size="10pt" fo:font-style="normal" style:text-underline-style="none" fo:font-weight="normal" style:text-blinking="false" fo:background-color="#f3fafd" loext:char-shading-value="0" style:font-size-asian="10pt" style:font-size-complex="10pt"/>
    </style:style>
    <style:style style:name="T18" style:family="text">
      <style:text-properties fo:font-variant="normal" fo:text-transform="none" fo:color="#090e6f" style:text-line-through-style="none" style:text-line-through-type="none" fo:font-size="10pt" fo:font-style="normal" style:text-underline-style="none" fo:font-weight="normal" style:text-blinking="false" fo:background-color="#f3fafd" loext:char-shading-value="0" style:font-size-asian="10pt" style:font-size-complex="10pt"/>
    </style:style>
    <style:style style:name="T19" style:family="text">
      <style:text-properties fo:font-variant="normal" fo:text-transform="none" fo:color="#090e6f" style:text-line-through-style="none" style:text-line-through-type="none" style:font-name="Cantarell" fo:font-size="10pt" fo:font-style="normal" style:text-underline-style="none" fo:font-weight="normal" style:text-blinking="false" fo:background-color="#f3fafd" loext:char-shading-value="0" style:font-size-asian="10pt" style:font-size-complex="10pt"/>
    </style:style>
    <style:style style:name="T20" style:family="text">
      <style:text-properties fo:font-variant="normal" fo:text-transform="none" fo:color="#090e6f" style:text-line-through-style="none" style:text-line-through-type="none" style:font-name="Cantarell" fo:font-size="14.25pt" fo:font-style="normal" style:text-underline-style="none" fo:font-weight="normal" style:text-blinking="false" fo:background-color="#f3fafd" loext:char-shading-value="0"/>
    </style:style>
    <style:style style:name="T21" style:family="text">
      <style:text-properties fo:font-variant="normal" fo:text-transform="none" fo:color="#090e6f" style:text-line-through-style="none" style:text-line-through-type="none" style:font-name="Cantarell" fo:font-style="normal" style:text-underline-style="none" fo:font-weight="normal" style:text-blinking="false" fo:background-color="#f3fafd" loext:char-shading-value="0"/>
    </style:style>
    <style:style style:name="T22" style:family="text">
      <style:text-properties fo:font-variant="normal" fo:text-transform="none" fo:color="#4a4a4a" style:font-name="Space Mono" fo:font-size="14.25pt" fo:letter-spacing="normal" fo:font-style="normal" fo:font-weight="normal" loext:padding="0in" loext:border="none"/>
    </style:style>
    <style:style style:name="T23" style:family="text">
      <style:text-properties fo:font-variant="normal" fo:text-transform="none" fo:color="#4a4a4a" fo:font-size="14.25pt" fo:letter-spacing="normal" fo:font-style="normal" fo:font-weight="normal" loext:padding="0in" loext:border="none"/>
    </style:style>
    <style:style style:name="T24" style:family="text">
      <style:text-properties fo:font-variant="normal" fo:text-transform="none" fo:color="#4a4a4a" style:font-name="Liberation Sans" fo:font-size="14.25pt" fo:letter-spacing="normal" fo:font-style="normal" fo:font-weight="normal" loext:padding="0in" loext:border="none"/>
    </style:style>
    <style:style style:name="T25" style:family="text">
      <style:text-properties fo:font-variant="normal" fo:text-transform="none" fo:color="#4a4a4a" style:font-name="Liberation Sans" fo:letter-spacing="normal" fo:font-style="normal" fo:font-weight="normal" loext:padding="0in" loext:border="none"/>
    </style:style>
    <style:style style:name="T26" style:family="text">
      <style:text-properties fo:font-variant="normal" fo:text-transform="none" fo:color="#4a4a4a" style:font-name="Liberation Sans" fo:letter-spacing="normal" loext:padding="0in" loext:border="none"/>
    </style:style>
    <style:style style:name="T27" style:family="text">
      <style:text-properties fo:font-variant="normal" fo:text-transform="none" fo:color="#4a4a4a" style:font-name="Liberation Sans" fo:font-size="10pt" fo:letter-spacing="normal" fo:font-style="normal" fo:font-weight="normal" style:font-size-asian="10pt" style:font-size-complex="10pt" loext:padding="0in" loext:border="none"/>
    </style:style>
    <style:style style:name="T28" style:family="text">
      <style:text-properties fo:font-variant="normal" fo:text-transform="none" fo:color="#4a4a4a" fo:letter-spacing="normal" loext:padding="0in" loext:border="none"/>
    </style:style>
    <style:style style:name="T29" style:family="text">
      <style:text-properties fo:font-variant="normal" fo:text-transform="none" fo:color="#4a4a4a" fo:font-size="10pt" fo:letter-spacing="normal" fo:font-style="normal" fo:font-weight="normal" style:font-size-asian="10pt" style:font-size-complex="10pt" loext:padding="0in" loext:border="none"/>
    </style:style>
    <style:style style:name="T30" style:family="text">
      <style:text-properties fo:font-variant="normal" fo:text-transform="none" fo:color="#4a4a4a" style:font-name="Cantarell" fo:font-size="10pt" fo:letter-spacing="normal" fo:font-style="normal" fo:font-weight="normal" style:font-size-asian="10pt" style:font-size-complex="10pt" loext:padding="0in" loext:border="none"/>
    </style:style>
    <style:style style:name="T31" style:family="text">
      <style:text-properties fo:font-variant="normal" fo:text-transform="none" fo:color="#4a4a4a" style:font-name="Cantarell" fo:font-size="10pt" fo:letter-spacing="normal" style:font-size-asian="10pt" style:font-size-complex="10pt" loext:padding="0in" loext:border="none"/>
    </style:style>
    <style:style style:name="T32" style:family="text">
      <style:text-properties fo:font-variant="normal" fo:text-transform="none" fo:color="#4a4a4a" style:font-name="Cantarell" fo:font-size="14.25pt" fo:letter-spacing="normal" fo:font-style="normal" fo:font-weight="normal" loext:padding="0in" loext:border="none"/>
    </style:style>
    <style:style style:name="T33" style:family="text">
      <style:text-properties fo:font-variant="normal" fo:text-transform="none" fo:color="#4a4a4a" style:font-name="Cantarell" fo:letter-spacing="normal" loext:padding="0in" loext:border="none"/>
    </style:style>
    <style:style style:name="T34" style:family="text">
      <style:text-properties fo:font-variant="normal" fo:text-transform="none" fo:color="#4a4a4a" style:font-name="Cantarell" fo:letter-spacing="normal" fo:font-style="normal" fo:font-weight="normal" loext:padding="0in" loext:border="none"/>
    </style:style>
    <style:style style:name="T35" style:family="text">
      <style:text-properties fo:font-variant="normal" fo:text-transform="none" fo:font-size="14pt" fo:letter-spacing="normal" fo:font-style="normal" style:text-underline-style="solid" style:text-underline-width="auto" style:text-underline-color="font-color" fo:font-weight="normal" fo:background-color="#ffffff" loext:char-shading-value="0" style:font-size-asian="14pt" style:font-size-complex="14pt"/>
    </style:style>
    <style:style style:name="T36" style:family="text">
      <style:text-properties fo:font-variant="normal" fo:text-transform="none" style:font-name="Liberation Sans" fo:font-size="14pt" fo:letter-spacing="normal" fo:font-style="normal" style:text-underline-style="solid" style:text-underline-width="auto" style:text-underline-color="font-color" fo:font-weight="normal" fo:background-color="#ffffff" loext:char-shading-value="0" style:font-size-asian="14pt" style:font-size-complex="14pt"/>
    </style:style>
    <style:style style:name="T37" style:family="text">
      <style:text-properties fo:font-variant="normal" fo:text-transform="none" style:font-name="Liberation Sans" fo:letter-spacing="normal" fo:font-style="normal" style:text-underline-style="solid" style:text-underline-width="auto" style:text-underline-color="font-color" fo:font-weight="normal" fo:background-color="#ffffff" loext:char-shading-value="0"/>
    </style:style>
    <style:style style:name="T38" style:family="text">
      <style:text-properties fo:font-variant="normal" fo:text-transform="none" style:font-name="Liberation Sans" fo:font-size="10pt" fo:letter-spacing="normal" fo:font-style="normal" style:text-underline-style="solid" style:text-underline-width="auto" style:text-underline-color="font-color" fo:font-weight="normal" fo:background-color="#ffffff" loext:char-shading-value="0" style:font-size-asian="10pt" style:font-size-complex="10pt"/>
    </style:style>
    <style:style style:name="T39" style:family="text">
      <style:text-properties fo:font-variant="normal" fo:text-transform="none" fo:color="#006699" style:font-name="Space Mono" fo:font-size="14.25pt" fo:letter-spacing="normal" fo:font-style="normal" fo:font-weight="bold" loext:padding="0in" loext:border="none"/>
    </style:style>
    <style:style style:name="T40" style:family="text">
      <style:text-properties fo:font-variant="normal" fo:text-transform="none" fo:color="#006699" fo:font-size="14.25pt" fo:letter-spacing="normal" fo:font-style="normal" fo:font-weight="bold" loext:padding="0in" loext:border="none"/>
    </style:style>
    <style:style style:name="T41" style:family="text">
      <style:text-properties fo:font-variant="normal" fo:text-transform="none" fo:color="#006699" style:font-name="Liberation Sans" fo:font-size="14.25pt" fo:letter-spacing="normal" fo:font-style="normal" fo:font-weight="bold" loext:padding="0in" loext:border="none"/>
    </style:style>
    <style:style style:name="T42" style:family="text">
      <style:text-properties fo:font-variant="normal" fo:text-transform="none" fo:color="#006699" style:font-name="Cantarell" fo:font-size="14.25pt" fo:letter-spacing="normal" fo:font-style="normal" fo:font-weight="bold" loext:padding="0in" loext:border="none"/>
    </style:style>
    <style:style style:name="T43" style:family="text">
      <style:text-properties fo:font-variant="normal" fo:text-transform="none" fo:color="#006699" style:font-name="Cantarell" fo:letter-spacing="normal" fo:font-style="normal" fo:font-weight="bold" loext:padding="0in" loext:border="none"/>
    </style:style>
    <style:style style:name="T44" style:family="text">
      <style:text-properties fo:font-variant="normal" fo:text-transform="none" fo:color="#006699" style:font-name="Cantarell" fo:font-size="10pt" fo:letter-spacing="normal" fo:font-style="normal" fo:font-weight="bold" style:font-size-asian="10pt" style:font-size-complex="10pt" loext:padding="0in" loext:border="none"/>
    </style:style>
    <style:style style:name="T45" style:family="text">
      <style:text-properties fo:font-variant="normal" fo:text-transform="none" fo:color="#bbbbbb" style:font-name="Space Mono" fo:font-size="14.25pt" fo:letter-spacing="normal" fo:font-style="normal" fo:font-weight="normal" loext:padding="0in" loext:border="none"/>
    </style:style>
    <style:style style:name="T46" style:family="text">
      <style:text-properties fo:font-variant="normal" fo:text-transform="none" fo:color="#bbbbbb" fo:letter-spacing="normal" loext:padding="0in" loext:border="none"/>
    </style:style>
    <style:style style:name="T47" style:family="text">
      <style:text-properties fo:font-variant="normal" fo:text-transform="none" fo:color="#bbbbbb" fo:font-size="14.25pt" fo:letter-spacing="normal" fo:font-style="normal" fo:font-weight="normal" loext:padding="0in" loext:border="none"/>
    </style:style>
    <style:style style:name="T48" style:family="text">
      <style:text-properties fo:font-variant="normal" fo:text-transform="none" fo:color="#bbbbbb" style:font-name="Liberation Sans" fo:font-size="14.25pt" fo:letter-spacing="normal" fo:font-style="normal" fo:font-weight="normal" loext:padding="0in" loext:border="none"/>
    </style:style>
    <style:style style:name="T49" style:family="text">
      <style:text-properties fo:font-variant="normal" fo:text-transform="none" fo:color="#bbbbbb" style:font-name="Liberation Sans" fo:letter-spacing="normal" loext:padding="0in" loext:border="none"/>
    </style:style>
    <style:style style:name="T50" style:family="text">
      <style:text-properties fo:font-variant="normal" fo:text-transform="none" fo:color="#bbbbbb" style:font-name="Cantarell" fo:font-size="14.25pt" fo:letter-spacing="normal" fo:font-style="normal" fo:font-weight="normal" loext:padding="0in" loext:border="none"/>
    </style:style>
    <style:style style:name="T51" style:family="text">
      <style:text-properties fo:font-variant="normal" fo:text-transform="none" fo:color="#bbbbbb" style:font-name="Cantarell" fo:letter-spacing="normal" loext:padding="0in" loext:border="none"/>
    </style:style>
    <style:style style:name="T52" style:family="text">
      <style:text-properties fo:font-variant="normal" fo:text-transform="none" fo:color="#bbbbbb" style:font-name="Cantarell" fo:letter-spacing="normal" fo:font-style="normal" fo:font-weight="normal" loext:padding="0in" loext:border="none"/>
    </style:style>
    <style:style style:name="T53" style:family="text">
      <style:text-properties fo:font-variant="normal" fo:text-transform="none" fo:color="#bbbbbb" style:font-name="Cantarell" fo:font-size="10pt" fo:letter-spacing="normal" fo:font-style="normal" fo:font-weight="normal" style:font-size-asian="10pt" style:font-size-complex="10pt" loext:padding="0in" loext:border="none"/>
    </style:style>
    <style:style style:name="T54" style:family="text">
      <style:text-properties fo:font-variant="normal" fo:text-transform="none" fo:color="#bbbbbb" style:font-name="Cantarell" fo:font-size="10pt" fo:letter-spacing="normal" style:font-size-asian="10pt" style:font-size-complex="10pt" loext:padding="0in" loext:border="none"/>
    </style:style>
    <style:style style:name="T55" style:family="text">
      <style:text-properties fo:font-variant="normal" fo:text-transform="none" fo:color="#ff6600" style:font-name="Space Mono" fo:font-size="14.25pt" fo:letter-spacing="normal" fo:font-style="normal" fo:font-weight="normal" loext:padding="0in" loext:border="none"/>
    </style:style>
    <style:style style:name="T56" style:family="text">
      <style:text-properties fo:font-variant="normal" fo:text-transform="none" fo:color="#ff6600" fo:font-size="14.25pt" fo:letter-spacing="normal" fo:font-style="normal" fo:font-weight="normal" loext:padding="0in" loext:border="none"/>
    </style:style>
    <style:style style:name="T57" style:family="text">
      <style:text-properties fo:font-variant="normal" fo:text-transform="none" fo:color="#ff6600" style:font-name="Liberation Sans" fo:font-size="14.25pt" fo:letter-spacing="normal" fo:font-style="normal" fo:font-weight="normal" loext:padding="0in" loext:border="none"/>
    </style:style>
    <style:style style:name="T58" style:family="text">
      <style:text-properties fo:font-variant="normal" fo:text-transform="none" fo:color="#ff6600" style:font-name="Cantarell" fo:font-size="14.25pt" fo:letter-spacing="normal" fo:font-style="normal" fo:font-weight="normal" loext:padding="0in" loext:border="none"/>
    </style:style>
    <style:style style:name="T59" style:family="text">
      <style:text-properties fo:font-variant="normal" fo:text-transform="none" fo:color="#ff6600" style:font-name="Cantarell" fo:letter-spacing="normal" fo:font-style="normal" fo:font-weight="normal" loext:padding="0in" loext:border="none"/>
    </style:style>
    <style:style style:name="T60" style:family="text">
      <style:text-properties fo:font-variant="normal" fo:text-transform="none" fo:color="#ff6600" style:font-name="Cantarell" fo:font-size="10pt" fo:letter-spacing="normal" fo:font-style="normal" fo:font-weight="normal" style:font-size-asian="10pt" style:font-size-complex="10pt" loext:padding="0in" loext:border="none"/>
    </style:style>
    <style:style style:name="T61" style:family="text">
      <style:text-properties fo:font-variant="normal" fo:text-transform="none" fo:color="#cc3300" style:font-name="Space Mono" fo:font-size="14.25pt" fo:letter-spacing="normal" fo:font-style="normal" fo:font-weight="normal" loext:padding="0in" loext:border="none"/>
    </style:style>
    <style:style style:name="T62" style:family="text">
      <style:text-properties fo:font-variant="normal" fo:text-transform="none" fo:color="#cc3300" fo:font-size="14.25pt" fo:letter-spacing="normal" fo:font-style="normal" fo:font-weight="normal" loext:padding="0in" loext:border="none"/>
    </style:style>
    <style:style style:name="T63" style:family="text">
      <style:text-properties fo:font-variant="normal" fo:text-transform="none" fo:color="#cc3300" style:font-name="Liberation Sans" fo:font-size="14.25pt" fo:letter-spacing="normal" fo:font-style="normal" fo:font-weight="normal" loext:padding="0in" loext:border="none"/>
    </style:style>
    <style:style style:name="T64" style:family="text">
      <style:text-properties fo:font-variant="normal" fo:text-transform="none" fo:color="#cc3300" style:font-name="Cantarell" fo:font-size="14.25pt" fo:letter-spacing="normal" fo:font-style="normal" fo:font-weight="normal" loext:padding="0in" loext:border="none"/>
    </style:style>
    <style:style style:name="T65" style:family="text">
      <style:text-properties fo:font-variant="normal" fo:text-transform="none" fo:color="#cc3300" style:font-name="Cantarell" fo:letter-spacing="normal" fo:font-style="normal" fo:font-weight="normal" loext:padding="0in" loext:border="none"/>
    </style:style>
    <style:style style:name="T66" style:family="text">
      <style:text-properties fo:font-variant="normal" fo:text-transform="none" fo:color="#cc3300" style:font-name="Cantarell" fo:font-size="10pt" fo:letter-spacing="normal" fo:font-style="normal" fo:font-weight="normal" style:font-size-asian="10pt" style:font-size-complex="10pt" loext:padding="0in" loext:border="none"/>
    </style:style>
    <style:style style:name="T67" style:family="text">
      <style:text-properties fo:font-variant="normal" fo:text-transform="none" fo:color="#aa0000" style:font-name="Space Mono" fo:font-size="14.25pt" fo:letter-spacing="normal" fo:font-style="normal" fo:font-weight="normal" fo:background-color="#ffaaaa" loext:char-shading-value="0" loext:padding="0in" loext:border="none"/>
    </style:style>
    <style:style style:name="T68" style:family="text">
      <style:text-properties fo:font-variant="normal" fo:text-transform="none" fo:color="#aa0000" fo:font-size="14.25pt" fo:letter-spacing="normal" fo:font-style="normal" fo:font-weight="normal" fo:background-color="#ffaaaa" loext:char-shading-value="0" loext:padding="0in" loext:border="none"/>
    </style:style>
    <style:style style:name="T69" style:family="text">
      <style:text-properties fo:font-variant="normal" fo:text-transform="none" fo:color="#aa0000" style:font-name="Liberation Sans" fo:font-size="14.25pt" fo:letter-spacing="normal" fo:font-style="normal" fo:font-weight="normal" fo:background-color="#ffaaaa" loext:char-shading-value="0" loext:padding="0in" loext:border="none"/>
    </style:style>
    <style:style style:name="T70" style:family="text">
      <style:text-properties fo:font-variant="normal" fo:text-transform="none" fo:color="#aa0000" style:font-name="Cantarell" fo:font-size="14.25pt" fo:letter-spacing="normal" fo:font-style="normal" fo:font-weight="normal" fo:background-color="#ffaaaa" loext:char-shading-value="0" loext:padding="0in" loext:border="none"/>
    </style:style>
    <style:style style:name="T71" style:family="text">
      <style:text-properties fo:font-variant="normal" fo:text-transform="none" fo:color="#aa0000" style:font-name="Cantarell" fo:letter-spacing="normal" fo:font-style="normal" fo:font-weight="normal" fo:background-color="#ffaaaa" loext:char-shading-value="0" loext:padding="0in" loext:border="none"/>
    </style:style>
    <style:style style:name="T72" style:family="text">
      <style:text-properties fo:font-variant="normal" fo:text-transform="none" fo:color="#aa0000" style:font-name="Cantarell" fo:font-size="10pt" fo:letter-spacing="normal" fo:font-style="normal" fo:font-weight="normal" fo:background-color="#ffaaaa" loext:char-shading-value="0" style:font-size-asian="10pt" style:font-size-complex="10pt" loext:padding="0in" loext:border="none"/>
    </style:style>
    <style:style style:name="T73" style:family="text">
      <style:text-properties fo:font-variant="normal" fo:text-transform="none" fo:color="#555555" style:font-name="Space Mono" fo:font-size="14.25pt" fo:letter-spacing="normal" fo:font-style="normal" fo:font-weight="normal" loext:padding="0in" loext:border="none"/>
    </style:style>
    <style:style style:name="T74" style:family="text">
      <style:text-properties fo:font-variant="normal" fo:text-transform="none" fo:color="#555555" fo:font-size="14.25pt" fo:letter-spacing="normal" fo:font-style="normal" fo:font-weight="normal" loext:padding="0in" loext:border="none"/>
    </style:style>
    <style:style style:name="T75" style:family="text">
      <style:text-properties fo:font-variant="normal" fo:text-transform="none" fo:color="#555555" style:font-name="Liberation Sans" fo:font-size="14.25pt" fo:letter-spacing="normal" fo:font-style="normal" fo:font-weight="normal" loext:padding="0in" loext:border="none"/>
    </style:style>
    <style:style style:name="T76" style:family="text">
      <style:text-properties fo:font-variant="normal" fo:text-transform="none" fo:color="#555555" style:font-name="Cantarell" fo:font-size="14.25pt" fo:letter-spacing="normal" fo:font-style="normal" fo:font-weight="normal" loext:padding="0in" loext:border="none"/>
    </style:style>
    <style:style style:name="T77" style:family="text">
      <style:text-properties fo:font-variant="normal" fo:text-transform="none" fo:color="#555555" style:font-name="Cantarell" fo:letter-spacing="normal" fo:font-style="normal" fo:font-weight="normal" loext:padding="0in" loext:border="none"/>
    </style:style>
    <style:style style:name="T78" style:family="text">
      <style:text-properties fo:font-variant="normal" fo:text-transform="none" fo:color="#555555" style:font-name="Cantarell" fo:font-size="10pt" fo:letter-spacing="normal" fo:font-style="normal" fo:font-weight="normal" style:font-size-asian="10pt" style:font-size-complex="10pt" loext:padding="0in" loext:border="none"/>
    </style:style>
    <style:style style:name="T79" style:family="text">
      <style:text-properties fo:font-variant="normal" fo:text-transform="none" fo:font-size="10pt" fo:letter-spacing="normal" fo:font-style="normal" style:text-underline-style="solid" style:text-underline-width="auto" style:text-underline-color="font-color" fo:font-weight="normal" fo:background-color="#ffffff" loext:char-shading-value="0" style:font-size-asian="10pt" style:font-size-complex="10pt"/>
    </style:style>
    <style:style style:name="T80" style:family="text">
      <style:text-properties fo:font-variant="normal" fo:text-transform="none" style:font-name="Cantarell" fo:font-size="10pt" fo:letter-spacing="normal" fo:font-style="normal" style:text-underline-style="solid" style:text-underline-width="auto" style:text-underline-color="font-color" fo:font-weight="normal" fo:background-color="#ffffff" loext:char-shading-value="0" style:font-size-asian="10pt" style:font-size-complex="10pt"/>
    </style:style>
    <style:style style:name="T81" style:family="text">
      <style:text-properties fo:font-variant="normal" fo:text-transform="none" style:font-name="Cantarell" fo:letter-spacing="normal" fo:font-style="normal" style:text-underline-style="solid" style:text-underline-width="auto" style:text-underline-color="font-color" fo:font-weight="normal" fo:background-color="#ffffff" loext:char-shading-value="0"/>
    </style:style>
    <style:style style:name="T82" style:family="text">
      <style:text-properties officeooo:rsid="000c93cd"/>
    </style:style>
    <style:style style:name="T83" style:family="text">
      <style:text-properties style:font-name="Space Mono" fo:font-size="28.5pt" fo:font-weight="bold"/>
    </style:style>
    <style:style style:name="T84" style:family="text">
      <style:text-properties style:font-name="Space Mono" fo:font-size="14.25pt" fo:font-weight="bold"/>
    </style:style>
    <style:style style:name="T85" style:family="text">
      <style:text-properties fo:font-size="28.5pt" fo:font-weight="bold"/>
    </style:style>
    <style:style style:name="T86" style:family="text">
      <style:text-properties fo:font-size="14.25pt" fo:font-weight="bold"/>
    </style:style>
    <style:style style:name="T87" style:family="text">
      <style:text-properties style:font-name="Liberation Sans"/>
    </style:style>
    <style:style style:name="T88" style:family="text">
      <style:text-properties style:font-name="Liberation Sans" officeooo:rsid="000c93cd"/>
    </style:style>
    <style:style style:name="T89" style:family="text">
      <style:text-properties style:font-name="Liberation Sans" fo:font-size="28.5pt" fo:font-weight="bold"/>
    </style:style>
    <style:style style:name="T90" style:family="text">
      <style:text-properties style:font-name="Liberation Sans" fo:font-weight="bold"/>
    </style:style>
    <style:style style:name="T91" style:family="text">
      <style:text-properties style:font-name="Liberation Sans" fo:font-size="10pt" style:font-size-asian="10pt" style:font-size-complex="10pt"/>
    </style:style>
    <style:style style:name="T92" style:family="text">
      <style:text-properties style:font-name="Liberation Sans" fo:font-size="10pt" officeooo:rsid="000c93cd" style:font-size-asian="10pt" style:font-size-complex="10pt"/>
    </style:style>
    <style:style style:name="T93" style:family="text">
      <style:text-properties style:font-name="Liberation Sans" fo:font-size="10pt" fo:font-weight="bold" style:font-size-asian="10pt" style:font-size-complex="10pt"/>
    </style:style>
    <style:style style:name="T94" style:family="text">
      <style:text-properties style:font-name="Liberation Sans" fo:font-size="14.25pt" fo:font-weight="bold"/>
    </style:style>
    <style:style style:name="T95" style:family="text">
      <style:text-properties fo:font-size="10pt" style:font-size-asian="10pt" style:font-size-complex="10pt"/>
    </style:style>
    <style:style style:name="T96" style:family="text">
      <style:text-properties fo:font-size="10pt" officeooo:rsid="000c93cd" style:font-size-asian="10pt" style:font-size-complex="10pt"/>
    </style:style>
    <style:style style:name="T97" style:family="text">
      <style:text-properties fo:font-size="10pt" fo:font-weight="bold" style:font-size-asian="10pt" style:font-size-complex="10pt"/>
    </style:style>
    <style:style style:name="T98" style:family="text">
      <style:text-properties style:font-name="Cantarell"/>
    </style:style>
    <style:style style:name="T99" style:family="text">
      <style:text-properties style:font-name="Cantarell" fo:font-size="10pt" style:font-size-asian="10pt" style:font-size-complex="10pt"/>
    </style:style>
    <style:style style:name="T100" style:family="text">
      <style:text-properties style:font-name="Cantarell" fo:font-size="10pt" officeooo:rsid="000c93cd" style:font-size-asian="10pt" style:font-size-complex="10pt"/>
    </style:style>
    <style:style style:name="T101" style:family="text">
      <style:text-properties style:font-name="Cantarell" fo:font-size="10pt" fo:font-weight="bold" style:font-size-asian="10pt" style:font-size-complex="10pt"/>
    </style:style>
    <style:style style:name="T102" style:family="text">
      <style:text-properties style:font-name="Cantarell" fo:font-size="14.25pt" fo:font-weight="bold"/>
    </style:style>
    <style:style style:name="T103" style:family="text">
      <style:text-properties style:font-name="Cantarell" officeooo:rsid="000c93cd"/>
    </style:style>
    <style:style style:name="T104" style:family="text">
      <style:text-properties style:font-name="Cantarell" fo:font-weight="bol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github.com/helm/helm/releases/tag/v3.4.0" text:style-name="Internet_20_link" text:visited-style-name="Visited_20_Internet_20_Link"><text:span text:style-name="T80">Helm v3.4.0</text:span></text:a></text:p>
      <text:p text:style-name="P2"/>
      <text:p text:style-name="P2"/>
      <text:p text:style-name="P2"/>
      <text:p text:style-name="P1"><text:a xlink:type="simple" xlink:href="https://github.com/helm/helm/releases" text:style-name="Internet_20_link" text:visited-style-name="Visited_20_Internet_20_Link"><text:span text:style-name="T99">https://github.com/helm/helm/releases</text:span></text:a></text:p>
      <text:p text:style-name="P2"/>
      <text:p text:style-name="P2">download</text:p>
      <text:p text:style-name="P2"/>
      <text:p text:style-name="P1"><text:a xlink:type="simple" xlink:href="https://helm.sh/docs/intro/install/" text:style-name="Internet_20_link" text:visited-style-name="Visited_20_Internet_20_Link"><text:span text:style-name="T99">https://helm.sh/docs/intro/install/</text:span></text:a></text:p>
      <text:p text:style-name="P2"/>
      <text:p text:style-name="P2">docs installation</text:p>
      <text:p text:style-name="P2"/>
      <text:p text:style-name="P3">manually download and put in:</text:p>
      <text:p text:style-name="P3"/>
      <text:p text:style-name="P2">mv linux-amd64/helm /usr/local/bin/helm</text:p>
      <text:p text:style-name="P2"/>
      <text:p text:style-name="P2"/>
      <text:p text:style-name="P3">or throught script:</text:p>
      <text:p text:style-name="P3"/>
      <text:p text:style-name="P7"><text:span text:style-name="Source_20_Text"><text:span text:style-name="T99">curl -fsSL -o get_helm.sh https://raw.githubusercontent.com/helm/helm/master/scripts/get-helm-3</text:span></text:span></text:p>
      <text:p text:style-name="Preformatted_20_Text"><text:span text:style-name="Source_20_Text"><text:span text:style-name="T99">$ chmod 700 get_helm.sh</text:span></text:span></text:p>
      <text:p text:style-name="P12"><text:span text:style-name="Source_20_Text"><text:span text:style-name="T99">$ ./get_helm.s</text:span></text:span><text:span text:style-name="Source_20_Text"><text:span text:style-name="T100">h</text:span></text:span></text:p>
      <text:p text:style-name="P12"><text:span text:style-name="Source_20_Text"><text:span text:style-name="T99"/></text:span></text:p>
      <text:p text:style-name="P12"><text:span text:style-name="Source_20_Text"><text:span text:style-name="T99"/></text:span></text:p>
      <text:p text:style-name="P12"><text:span text:style-name="Source_20_Text"><text:span text:style-name="T99"/></text:span></text:p>
      <text:p text:style-name="P12"><text:span text:style-name="Source_20_Text"><text:span text:style-name="T99"/></text:span></text:p>
      <text:p text:style-name="P12"><text:span text:style-name="Source_20_Text"><text:span text:style-name="T99"/></text:span></text:p>
      <text:p text:style-name="P12"><text:a xlink:type="simple" xlink:href="https://helm.sh/docs/intro/quickstart/" text:style-name="Internet_20_link" text:visited-style-name="Visited_20_Internet_20_Link"><text:span text:style-name="Source_20_Text"><text:span text:style-name="T99">https://helm.sh/docs/intro/quickstart/</text:span></text:span></text:a></text:p>
      <text:p text:style-name="P12"><text:span text:style-name="Source_20_Text"><text:span text:style-name="T99"/></text:span></text:p>
      <text:h text:style-name="P6" text:outline-level="1"><text:span text:style-name="Source_20_Text"><text:span text:style-name="T101">Quickstart Guide</text:span></text:span></text:h>
      <text:p text:style-name="P15">This guide covers how you can quickly get started using Helm.</text:p>
      <text:h text:style-name="P26" text:outline-level="2"><text:bookmark text:name="prerequisites"/>Prerequisites</text:h>
      <text:p text:style-name="P15">The following prerequisites are required for a successful and properly secured use of Helm.</text:p>
      <text:list xml:id="list2108501993" text:style-name="L1">
        <text:list-item>
          <text:p text:style-name="P16">A Kubernetes cluster</text:p>
        </text:list-item>
        <text:list-item>
          <text:p text:style-name="P16">Deciding what security configurations to apply to your installation, if any</text:p>
        </text:list-item>
        <text:list-item>
          <text:p text:style-name="P16">Installing and configuring Helm.</text:p>
        </text:list-item>
      </text:list>
      <text:h text:style-name="P4" text:outline-level="3"><text:bookmark text:name="install-kubernetes-or-have-access-to-a-cluster"/>Install Kubernetes or have access to a cluster</text:h>
      <text:list xml:id="list4002787036" text:style-name="L2">
        <text:list-item>
          <text:p text:style-name="P17">You must have Kubernetes installed. For the latest release of Helm, we recommend the latest stable release of Kubernetes, which in most cases is the second-latest minor release.</text:p>
        </text:list-item>
        <text:list-item>
          <text:p text:style-name="P19"><text:soft-page-break/><text:span text:style-name="T10">You should also have a local configured copy of </text:span><text:span text:style-name="Source_20_Text"><text:span text:style-name="T10">kubectl</text:span></text:span><text:span text:style-name="T10">.</text:span></text:p>
        </text:list-item>
      </text:list>
      <text:p text:style-name="P24"><text:span text:style-name="T10">See the </text:span><text:a xlink:type="simple" xlink:href="https://helm.sh/docs/topics/version_skew/" office:target-frame-name="_blank" xlink:show="new" text:style-name="Internet_20_link" text:visited-style-name="Visited_20_Internet_20_Link"><text:span text:style-name="T19">Helm Version Support Policy</text:span></text:a><text:span text:style-name="T10"> for the maximum version skew supported between Helm and Kubernetes.</text:span></text:p>
      <text:h text:style-name="P26" text:outline-level="2"><text:bookmark text:name="install-helm"/>Install Helm</text:h>
      <text:p text:style-name="P24"><text:span text:style-name="T10">Download a binary release of the Helm client. You can use tools like </text:span><text:span text:style-name="Source_20_Text"><text:span text:style-name="T10">homebrew</text:span></text:span><text:span text:style-name="T10">, or look at </text:span><text:a xlink:type="simple" xlink:href="https://github.com/helm/helm/releases" office:target-frame-name="_blank" xlink:show="new" text:style-name="Internet_20_link" text:visited-style-name="Visited_20_Internet_20_Link"><text:span text:style-name="T19">the official releases page</text:span></text:a><text:span text:style-name="T10">.</text:span></text:p>
      <text:p text:style-name="P24"><text:span text:style-name="T10">For more details, or for other options, see </text:span><text:a xlink:type="simple" xlink:href="https://helm.sh/docs/intro/install/" text:style-name="Internet_20_link" text:visited-style-name="Visited_20_Internet_20_Link"><text:span text:style-name="T19">the installation guide</text:span></text:a><text:span text:style-name="T10">.</text:span></text:p>
      <text:h text:style-name="P26" text:outline-level="2"><text:bookmark text:name="initialize-a-helm-chart-repository"/>Initialize a Helm Chart Repository</text:h>
      <text:p text:style-name="P15">Once you have Helm ready, you can add a chart repository. One popular starting location is the official Helm stable charts:</text:p>
      <text:p text:style-name="P11"><text:span text:style-name="Source_20_Text"><text:span text:style-name="T30">$ helm repo add stable https://charts.helm.sh/stable</text:span></text:span></text:p>
      <text:p text:style-name="P15">Once this is installed, you will be able to list the charts you can install:</text:p>
      <text:p text:style-name="P10"><text:span text:style-name="Source_20_Text"><text:span text:style-name="T30">$ helm search repo stable</text:span></text:span></text:p>
      <text:p text:style-name="P8"><text:span text:style-name="Source_20_Text"><text:span text:style-name="T30">NAME <text:s text:c="35"/>CHART VERSION <text:s text:c="2"/>APP VERSION <text:s text:c="20"/>DESCRIPTION</text:span></text:span></text:p>
      <text:p text:style-name="P8"><text:span text:style-name="Source_20_Text"><text:span text:style-name="T30">stable/acs-engine-autoscaler <text:s text:c="11"/>2.2.2 <text:s text:c="10"/>2.1.1 <text:s text:c="26"/>DEPRECATED Scales worker nodes within agent pools</text:span></text:span></text:p>
      <text:p text:style-name="P8"><text:span text:style-name="Source_20_Text"><text:span text:style-name="T30">stable/aerospike <text:s text:c="23"/>0.2.8 <text:s text:c="10"/>v4.5.0.5 <text:s text:c="23"/>A Helm chart for Aerospike in Kubernetes</text:span></text:span></text:p>
      <text:p text:style-name="P8"><text:span text:style-name="Source_20_Text"><text:span text:style-name="T30">stable/airflow <text:s text:c="25"/>4.1.0 <text:s text:c="10"/>1.10.4 <text:s text:c="25"/>Airflow is a platform to programmatically autho...</text:span></text:span></text:p>
      <text:p text:style-name="P8"><text:span text:style-name="Source_20_Text"><text:span text:style-name="T30">stable/ambassador <text:s text:c="22"/>4.1.0 <text:s text:c="10"/>0.81.0 <text:s text:c="25"/>A Helm chart for Datawire Ambassador</text:span></text:span></text:p>
      <text:p text:style-name="P13"><text:span text:style-name="Source_20_Text"><text:span text:style-name="T30"># ... and many more</text:span></text:span></text:p>
      <text:h text:style-name="P26" text:outline-level="2"><text:bookmark text:name="install-an-example-chart"/>Install an Example Chart</text:h>
      <text:p text:style-name="P24"><text:span text:style-name="T10">To install a chart, you can run the </text:span><text:span text:style-name="Source_20_Text"><text:span text:style-name="T10">helm install</text:span></text:span><text:span text:style-name="T10"> command. Helm has several ways to find and install a chart, but the easiest is to use one of the official </text:span><text:span text:style-name="Source_20_Text"><text:span text:style-name="T10">stable</text:span></text:span><text:span text:style-name="T10"> charts.</text:span></text:p>
      <text:p text:style-name="P10"><text:span text:style-name="Source_20_Text"><text:span text:style-name="T30">$ helm repo update <text:s text:c="13"/># Make sure we get the latest list of charts</text:span></text:span></text:p>
      <text:p text:style-name="P8"><text:span text:style-name="Source_20_Text"><text:span text:style-name="T30">$ helm install stable/mysql --generate-name</text:span></text:span></text:p>
      <text:p text:style-name="P13"><text:span text:style-name="Source_20_Text"><text:span text:style-name="T30">Released smiling-penguin</text:span></text:span></text:p>
      <text:p text:style-name="P24"><text:span text:style-name="T10">In the example above, the </text:span><text:span text:style-name="Source_20_Text"><text:span text:style-name="T10">stable/mysql</text:span></text:span><text:span text:style-name="T10"> chart was released, and the name of our new release is </text:span><text:span text:style-name="Source_20_Text"><text:span text:style-name="T10">smiling-penguin</text:span></text:span><text:span text:style-name="T10">.</text:span></text:p>
      <text:p text:style-name="P24"><text:span text:style-name="T10">You get a simple idea of the features of this MySQL chart by running </text:span><text:span text:style-name="Source_20_Text"><text:span text:style-name="T10">helm show chart stable/mysql</text:span></text:span><text:span text:style-name="T10">. Or you could run </text:span><text:span text:style-name="Source_20_Text"><text:span text:style-name="T10">helm show all stable/mysql</text:span></text:span><text:span text:style-name="T10"> to get all information about the chart.</text:span></text:p>
      <text:p text:style-name="P15">Whenever you install a chart, a new release is created. So one chart can be installed multiple times into the same cluster. And each can be independently managed and upgraded.</text:p>
      <text:p text:style-name="P24"><text:span text:style-name="T10">The </text:span><text:span text:style-name="Source_20_Text"><text:span text:style-name="T10">helm install</text:span></text:span><text:span text:style-name="T10"> command is a very powerful command with many capabilities. To learn more about it, check out the </text:span><text:a xlink:type="simple" xlink:href="https://helm.sh/docs/intro/using_helm/" text:style-name="Internet_20_link" text:visited-style-name="Visited_20_Internet_20_Link"><text:span text:style-name="T19">Using Helm Guide</text:span></text:a></text:p>
      <text:h text:style-name="P26" text:outline-level="2"><text:bookmark text:name="learn-about-releases"/><text:soft-page-break/>Learn About Releases</text:h>
      <text:p text:style-name="P15">It's easy to see what has been released using Helm:</text:p>
      <text:p text:style-name="P10"><text:span text:style-name="Source_20_Text"><text:span text:style-name="T30">$ helm ls</text:span></text:span></text:p>
      <text:p text:style-name="P8"><text:span text:style-name="Source_20_Text"><text:span text:style-name="T30">NAME <text:s text:c="12"/>VERSION <text:s text:c="2"/>UPDATED                   STATUS   <text:s/>CHART</text:span></text:span></text:p>
      <text:p text:style-name="P13"><text:span text:style-name="Source_20_Text"><text:span text:style-name="T30">smiling-penguin <text:s/>1 <text:s text:c="8"/>Wed Sep 28 12:59:46 2016 <text:s/>DEPLOYED <text:s/>mysql-0.1.0</text:span></text:span></text:p>
      <text:p text:style-name="P24"><text:span text:style-name="T10">The </text:span><text:span text:style-name="Source_20_Text"><text:span text:style-name="T10">helm list</text:span></text:span><text:span text:style-name="T10"> function will show you a list of all deployed releases.</text:span></text:p>
      <text:h text:style-name="P26" text:outline-level="2"><text:bookmark text:name="uninstall-a-release"/>Uninstall a Release</text:h>
      <text:p text:style-name="P24"><text:span text:style-name="T10">To uninstall a release, use the </text:span><text:span text:style-name="Source_20_Text"><text:span text:style-name="T10">helm uninstall</text:span></text:span><text:span text:style-name="T10"> command:</text:span></text:p>
      <text:p text:style-name="P10"><text:span text:style-name="Source_20_Text"><text:span text:style-name="T30">$ helm uninstall smiling-penguin</text:span></text:span></text:p>
      <text:p text:style-name="P13"><text:span text:style-name="Source_20_Text"><text:span text:style-name="T30">Removed smiling-penguin</text:span></text:span></text:p>
      <text:p text:style-name="P24"><text:span text:style-name="T10">This will uninstall </text:span><text:span text:style-name="Source_20_Text"><text:span text:style-name="T10">smiling-penguin</text:span></text:span><text:span text:style-name="T10"> from Kubernetes, which will remove all resources associated with the release as well as the release history.</text:span></text:p>
      <text:p text:style-name="P24"><text:span text:style-name="T10">If the flag </text:span><text:span text:style-name="Source_20_Text"><text:span text:style-name="T10">--keep-history</text:span></text:span><text:span text:style-name="T10"> is provided, release history will be kept. You will be able to request information about that release:</text:span></text:p>
      <text:p text:style-name="P10"><text:span text:style-name="Source_20_Text"><text:span text:style-name="T30">$ helm status smiling-penguin</text:span></text:span></text:p>
      <text:p text:style-name="P8"><text:span text:style-name="Source_20_Text"><text:span text:style-name="T30">Status: UNINSTALLED</text:span></text:span></text:p>
      <text:p text:style-name="P13"><text:span text:style-name="Source_20_Text"><text:span text:style-name="T30">...</text:span></text:span></text:p>
      <text:p text:style-name="P24"><text:span text:style-name="T10">Because Helm tracks your releases even after you've uninstalled them, you can audit a cluster's history, and even undelete a release (with </text:span><text:span text:style-name="Source_20_Text"><text:span text:style-name="T10">helm rollback</text:span></text:span><text:span text:style-name="T10">).</text:span></text:p>
      <text:h text:style-name="P26" text:outline-level="2"><text:bookmark text:name="reading-the-help-text"/>Reading the Help Text</text:h>
      <text:p text:style-name="P24"><text:span text:style-name="T10">To learn more about the available Helm commands, use </text:span><text:span text:style-name="Source_20_Text"><text:span text:style-name="T10">helm help</text:span></text:span><text:span text:style-name="T10"> or type a command followed by the </text:span><text:span text:style-name="Source_20_Text"><text:span text:style-name="T10">-h</text:span></text:span><text:span text:style-name="T10"> flag:</text:span></text:p>
      <text:p text:style-name="P11"><text:span text:style-name="Source_20_Text"><text:span text:style-name="T30">$ helm get -h</text:span></text:span></text:p>
      <text:p text:style-name="P12"><text:span text:style-name="Source_20_Text"><text:span text:style-name="T99"/></text:span></text:p>
      <text:p text:style-name="P2"/>
      <text:p text:style-name="P2"/>
      <text:p text:style-name="P2"/>
      <text:p text:style-name="P1"><text:a xlink:type="simple" xlink:href="https://helm.sh/docs/intro/using_helm/" text:style-name="Internet_20_link" text:visited-style-name="Visited_20_Internet_20_Link"><text:span text:style-name="T99">https://helm.sh/docs/intro/using_helm/</text:span></text:a></text:p>
      <text:p text:style-name="P2"/>
      <text:h text:style-name="P5" text:outline-level="1">Using Helm</text:h>
      <text:p text:style-name="P24"><text:span text:style-name="T10">This guide explains the basics of using Helm to manage packages on your Kubernetes cluster. It assumes that you have already </text:span><text:a xlink:type="simple" xlink:href="https://helm.sh/docs/intro/install/" text:style-name="Internet_20_link" text:visited-style-name="Visited_20_Internet_20_Link"><text:span text:style-name="T19">installed</text:span></text:a><text:span text:style-name="T10"> the Helm client.</text:span></text:p>
      <text:p text:style-name="P24"><text:span text:style-name="T10">If you are simply interested in running a few quick commands, you may wish to begin with the </text:span><text:a xlink:type="simple" xlink:href="https://helm.sh/docs/intro/quickstart/" text:style-name="Internet_20_link" text:visited-style-name="Visited_20_Internet_20_Link"><text:span text:style-name="T19">Quickstart Guide</text:span></text:a><text:span text:style-name="T10">. This chapter covers the particulars of Helm commands, and explains how to use Helm.</text:span></text:p>
      <text:h text:style-name="P26" text:outline-level="2"><text:bookmark text:name="three-big-concepts"/><text:soft-page-break/>Three Big Concepts</text:h>
      <text:p text:style-name="P24"><text:span text:style-name="T10">A </text:span><text:span text:style-name="Emphasis"><text:span text:style-name="T10">Chart</text:span></text:span><text:span text:style-name="T10"> is a Helm package. It contains all of the resource definitions necessary to run an application, tool, or service inside of a Kubernetes cluster. Think of it like the Kubernetes equivalent of a Homebrew formula, an Apt dpkg, or a Yum RPM file.</text:span></text:p>
      <text:p text:style-name="P24"><text:span text:style-name="T10">A </text:span><text:span text:style-name="Emphasis"><text:span text:style-name="T10">Repository</text:span></text:span><text:span text:style-name="T10"> is the place where charts can be collected and shared. It's like Perl's </text:span><text:a xlink:type="simple" xlink:href="https://www.cpan.org/" office:target-frame-name="_blank" xlink:show="new" text:style-name="Internet_20_link" text:visited-style-name="Visited_20_Internet_20_Link"><text:span text:style-name="T19">CPAN archive</text:span></text:a><text:span text:style-name="T10"> or the </text:span><text:a xlink:type="simple" xlink:href="https://fedorahosted.org/pkgdb2/" office:target-frame-name="_blank" xlink:show="new" text:style-name="Internet_20_link" text:visited-style-name="Visited_20_Internet_20_Link"><text:span text:style-name="T19">Fedora Package Database</text:span></text:a><text:span text:style-name="T10">, but for Kubernetes packages.</text:span></text:p>
      <text:p text:style-name="P24"><text:span text:style-name="T10">A </text:span><text:span text:style-name="Emphasis"><text:span text:style-name="T10">Release</text:span></text:span><text:span text:style-name="T10"> is an instance of a chart running in a Kubernetes cluster. One chart can often be installed many times into the same cluster. And each time it is installed, a new </text:span><text:span text:style-name="Emphasis"><text:span text:style-name="T10">release</text:span></text:span><text:span text:style-name="T10"> is created. Consider a MySQL chart. If you want two databases running in your cluster, you can install that chart twice. Each one will have its own </text:span><text:span text:style-name="Emphasis"><text:span text:style-name="T10">release</text:span></text:span><text:span text:style-name="T10">, which will in turn have its own </text:span><text:span text:style-name="Emphasis"><text:span text:style-name="T10">release name</text:span></text:span><text:span text:style-name="T10">.</text:span></text:p>
      <text:p text:style-name="P15">With these concepts in mind, we can now explain Helm like this:</text:p>
      <text:p text:style-name="P24"><text:span text:style-name="T10">Helm installs </text:span><text:span text:style-name="Emphasis"><text:span text:style-name="T10">charts</text:span></text:span><text:span text:style-name="T10"> into Kubernetes, creating a new </text:span><text:span text:style-name="Emphasis"><text:span text:style-name="T10">release</text:span></text:span><text:span text:style-name="T10"> for each installation. And to find new charts, you can search Helm chart </text:span><text:span text:style-name="Emphasis"><text:span text:style-name="T10">repositories</text:span></text:span><text:span text:style-name="T10">.</text:span></text:p>
      <text:h text:style-name="P26" text:outline-level="2"><text:bookmark text:name="helm-search-finding-charts"/>'helm search': Finding Charts</text:h>
      <text:p text:style-name="P15">Helm comes with a powerful search command. It can be used to search two different types of source:</text:p>
      <text:list xml:id="list3462072085" text:style-name="L3">
        <text:list-item>
          <text:p text:style-name="P20"><text:span text:style-name="Source_20_Text"><text:span text:style-name="T10">helm search hub</text:span></text:span><text:span text:style-name="T10"> searches </text:span><text:a xlink:type="simple" xlink:href="https://hub.helm.sh/" office:target-frame-name="_blank" xlink:show="new" text:style-name="Internet_20_link" text:visited-style-name="Visited_20_Internet_20_Link"><text:span text:style-name="T19">the Helm Hub</text:span></text:a><text:span text:style-name="T10">, which comprises helm charts from dozens of different repositories.</text:span></text:p>
        </text:list-item>
        <text:list-item>
          <text:p text:style-name="P20"><text:span text:style-name="Source_20_Text"><text:span text:style-name="T10">helm search repo</text:span></text:span><text:span text:style-name="T10"> searches the repositories that you have added to your local helm client (with </text:span><text:span text:style-name="Source_20_Text"><text:span text:style-name="T10">helm repo add</text:span></text:span><text:span text:style-name="T10">). This search is done over local data, and no public network connection is needed.</text:span></text:p>
        </text:list-item>
      </text:list>
      <text:p text:style-name="P24"><text:span text:style-name="T10">You can find publicly available charts by running </text:span><text:span text:style-name="Source_20_Text"><text:span text:style-name="T10">helm search hub</text:span></text:span><text:span text:style-name="T10">:</text:span></text:p>
      <text:p text:style-name="P10"><text:span text:style-name="Source_20_Text"><text:span text:style-name="T30">$ helm search hub wordpress</text:span></text:span></text:p>
      <text:p text:style-name="P8"><text:span text:style-name="Source_20_Text"><text:span text:style-name="T30">URL <text:s text:c="48"/>CHART VERSION APP VERSION DESCRIPTION</text:span></text:span></text:p>
      <text:p text:style-name="P8"><text:span text:style-name="Source_20_Text"><text:span text:style-name="T30">https://hub.helm.sh/charts/bitnami/wordpress <text:s text:c="7"/>7.6.7 <text:s text:c="8"/>5.2.4 <text:s text:c="6"/>Web publishing platform for building blogs and ...</text:span></text:span></text:p>
      <text:p text:style-name="P8"><text:span text:style-name="Source_20_Text"><text:span text:style-name="T30">https://hub.helm.sh/charts/presslabs/wordpress-... <text:s/>v0.6.3 <text:s text:c="7"/>v0.6.3 <text:s text:c="5"/>Presslabs WordPress Operator Helm Chart</text:span></text:span></text:p>
      <text:p text:style-name="P13"><text:span text:style-name="Source_20_Text"><text:span text:style-name="T30">https://hub.helm.sh/charts/presslabs/wordpress-... <text:s/>v0.7.1 <text:s text:c="7"/>v0.7.1 <text:s text:c="5"/>A Helm chart for deploying a WordPress site on ...</text:span></text:span></text:p>
      <text:p text:style-name="P24"><text:span text:style-name="T10">The above searches for all </text:span><text:span text:style-name="Source_20_Text"><text:span text:style-name="T10">wordpress</text:span></text:span><text:span text:style-name="T10"> charts on Helm Hub.</text:span></text:p>
      <text:p text:style-name="P24"><text:span text:style-name="T10">With no filter, </text:span><text:span text:style-name="Source_20_Text"><text:span text:style-name="T10">helm search hub</text:span></text:span><text:span text:style-name="T10"> shows you all of the available charts.</text:span></text:p>
      <text:p text:style-name="P24"><text:span text:style-name="T10">Using </text:span><text:span text:style-name="Source_20_Text"><text:span text:style-name="T10">helm search repo</text:span></text:span><text:span text:style-name="T10">, you can find the names of the charts in repositories you have already added:</text:span></text:p>
      <text:p text:style-name="P10"><text:span text:style-name="Source_20_Text"><text:span text:style-name="T30">$ helm repo add brigade https://brigadecore.github.io/charts</text:span></text:span></text:p>
      <text:p text:style-name="P8"><text:span text:style-name="Source_20_Text"><text:span text:style-name="T30">"brigade" has been added to your repositories</text:span></text:span></text:p>
      <text:p text:style-name="P8"><text:span text:style-name="Source_20_Text"><text:span text:style-name="T30">$ helm search repo brigade</text:span></text:span></text:p>
      <text:p text:style-name="P8"><text:soft-page-break/><text:span text:style-name="Source_20_Text"><text:span text:style-name="T30">NAME <text:s text:c="25"/>CHART VERSION APP VERSION DESCRIPTION</text:span></text:span></text:p>
      <text:p text:style-name="P8"><text:span text:style-name="Source_20_Text"><text:span text:style-name="T30">brigade/brigade <text:s text:c="14"/>1.3.2 <text:s text:c="8"/>v1.2.1 <text:s text:c="5"/>Brigade provides event-driven scripting of Kube...</text:span></text:span></text:p>
      <text:p text:style-name="P8"><text:span text:style-name="Source_20_Text"><text:span text:style-name="T30">brigade/brigade-github-app <text:s text:c="3"/>0.4.1 <text:s text:c="8"/>v0.2.1 <text:s text:c="5"/>The Brigade GitHub App, an advanced gateway for...</text:span></text:span></text:p>
      <text:p text:style-name="P8"><text:span text:style-name="Source_20_Text"><text:span text:style-name="T30">brigade/brigade-github-oauth <text:s/>0.2.0 <text:s text:c="8"/>v0.20.0 <text:s text:c="4"/>The legacy OAuth GitHub Gateway for Brigade</text:span></text:span></text:p>
      <text:p text:style-name="P8"><text:span text:style-name="Source_20_Text"><text:span text:style-name="T30">brigade/brigade-k8s-gateway <text:s text:c="2"/>0.1.0 <text:s text:c="20"/>A Helm chart for Kubernetes</text:span></text:span></text:p>
      <text:p text:style-name="P8"><text:span text:style-name="Source_20_Text"><text:span text:style-name="T30">brigade/brigade-project <text:s text:c="6"/>1.0.0 <text:s text:c="8"/>v1.0.0 <text:s text:c="5"/>Create a Brigade project</text:span></text:span></text:p>
      <text:p text:style-name="P13"><text:span text:style-name="Source_20_Text"><text:span text:style-name="T30">brigade/kashti <text:s text:c="15"/>0.4.0 <text:s text:c="8"/>v0.4.0 <text:s text:c="5"/>A Helm chart for Kubernetes</text:span></text:span></text:p>
      <text:p text:style-name="P15">Helm search uses a fuzzy string matching algorithm, so you can type parts of words or phrases:</text:p>
      <text:p text:style-name="P10"><text:span text:style-name="Source_20_Text"><text:span text:style-name="T30">$ helm search repo kash</text:span></text:span></text:p>
      <text:p text:style-name="P8"><text:span text:style-name="Source_20_Text"><text:span text:style-name="T30">NAME <text:s text:c="11"/>CHART VERSION APP VERSION DESCRIPTION</text:span></text:span></text:p>
      <text:p text:style-name="P13"><text:span text:style-name="Source_20_Text"><text:span text:style-name="T30">brigade/kashti <text:s/>0.4.0 <text:s text:c="8"/>v0.4.0 <text:s text:c="5"/>A Helm chart for Kubernetes</text:span></text:span></text:p>
      <text:p text:style-name="P24"><text:span text:style-name="T10">Search is a good way to find available packages. Once you have found a package you want to install, you can use </text:span><text:span text:style-name="Source_20_Text"><text:span text:style-name="T10">helm install</text:span></text:span><text:span text:style-name="T10"> to install it.</text:span></text:p>
      <text:h text:style-name="P26" text:outline-level="2"><text:bookmark text:name="helm-install-installing-a-package"/>'helm install': Installing a Package</text:h>
      <text:p text:style-name="P24"><text:span text:style-name="T10">To install a new package, use the </text:span><text:span text:style-name="Source_20_Text"><text:span text:style-name="T10">helm install</text:span></text:span><text:span text:style-name="T10"> command. At its simplest, it takes two arguments: A release name that you pick, and the name of the chart you want to install.</text:span></text:p>
      <text:p text:style-name="P10"><text:span text:style-name="Source_20_Text"><text:span text:style-name="T30">$ helm install happy-panda stable/mariadb</text:span></text:span></text:p>
      <text:p text:style-name="P8"><text:span text:style-name="Source_20_Text"><text:span text:style-name="T30">WARNING: This chart is deprecated</text:span></text:span></text:p>
      <text:p text:style-name="P8"><text:span text:style-name="Source_20_Text"><text:span text:style-name="T30">NAME: happy-panda</text:span></text:span></text:p>
      <text:p text:style-name="P8"><text:span text:style-name="Source_20_Text"><text:span text:style-name="T30">LAST DEPLOYED: Fri May <text:s/>8 17:46:49 2020</text:span></text:span></text:p>
      <text:p text:style-name="P8"><text:span text:style-name="Source_20_Text"><text:span text:style-name="T30">NAMESPACE: default</text:span></text:span></text:p>
      <text:p text:style-name="P8"><text:span text:style-name="Source_20_Text"><text:span text:style-name="T30">STATUS: deployed</text:span></text:span></text:p>
      <text:p text:style-name="P8"><text:span text:style-name="Source_20_Text"><text:span text:style-name="T30">REVISION: 1</text:span></text:span></text:p>
      <text:p text:style-name="P8"><text:span text:style-name="Source_20_Text"><text:span text:style-name="T30">NOTES:</text:span></text:span></text:p>
      <text:p text:style-name="P8"><text:span text:style-name="Source_20_Text"><text:span text:style-name="T30">This Helm chart is deprecated</text:span></text:span></text:p>
      <text:p text:style-name="P9"/>
      <text:p text:style-name="P8"><text:span text:style-name="Source_20_Text"><text:span text:style-name="T30">...</text:span></text:span></text:p>
      <text:p text:style-name="P9"/>
      <text:p text:style-name="P8"><text:span text:style-name="Source_20_Text"><text:span text:style-name="T30">Services:</text:span></text:span></text:p>
      <text:p text:style-name="P9"/>
      <text:p text:style-name="P8"><text:span text:style-name="Source_20_Text"><text:span text:style-name="T31"><text:s text:c="2"/></text:span></text:span><text:span text:style-name="Source_20_Text"><text:span text:style-name="T30">echo Master: happy-panda-mariadb.default.svc.cluster.local:3306</text:span></text:span></text:p>
      <text:p text:style-name="P8"><text:span text:style-name="Source_20_Text"><text:span text:style-name="T31"><text:s text:c="2"/></text:span></text:span><text:span text:style-name="Source_20_Text"><text:span text:style-name="T30">echo Slave: <text:s/>happy-panda-mariadb-slave.default.svc.cluster.local:3306</text:span></text:span></text:p>
      <text:p text:style-name="P9"/>
      <text:p text:style-name="P8"><text:span text:style-name="Source_20_Text"><text:span text:style-name="T30">Administrator credentials:</text:span></text:span></text:p>
      <text:p text:style-name="P9"/>
      <text:p text:style-name="P8"><text:span text:style-name="Source_20_Text"><text:span text:style-name="T31"><text:s text:c="2"/></text:span></text:span><text:span text:style-name="Source_20_Text"><text:span text:style-name="T30">Username: root</text:span></text:span></text:p>
      <text:p text:style-name="P8"><text:span text:style-name="Source_20_Text"><text:span text:style-name="T31"><text:s text:c="2"/></text:span></text:span><text:span text:style-name="Source_20_Text"><text:span text:style-name="T30">Password : $(kubectl get secret --namespace default happy-panda-mariadb -o jsonpath="{.data.mariadb-root-password}" | base64 --decode)</text:span></text:span></text:p>
      <text:p text:style-name="P9"/>
      <text:p text:style-name="P8"><text:span text:style-name="Source_20_Text"><text:span text:style-name="T30">To connect to your database:</text:span></text:span></text:p>
      <text:p text:style-name="P9"/>
      <text:p text:style-name="P8"><text:span text:style-name="Source_20_Text"><text:span text:style-name="T31"><text:s text:c="2"/></text:span></text:span><text:span text:style-name="Source_20_Text"><text:span text:style-name="T30">1. Run a pod that you can use as a client:</text:span></text:span></text:p>
      <text:p text:style-name="P9"/>
      <text:p text:style-name="P8"><text:span text:style-name="Source_20_Text"><text:span text:style-name="T31"><text:s text:c="6"/></text:span></text:span><text:span text:style-name="Source_20_Text"><text:span text:style-name="T30">kubectl run happy-panda-mariadb-client --rm --tty -i --restart='Never' --image <text:s/>docker.io/bitnami/mariadb:10.3.22-debian-10-r27 --namespace default --command -- bash</text:span></text:span></text:p>
      <text:p text:style-name="P9"/>
      <text:p text:style-name="P8"><text:span text:style-name="Source_20_Text"><text:span text:style-name="T31"><text:s text:c="2"/></text:span></text:span><text:span text:style-name="Source_20_Text"><text:span text:style-name="T30">2. To connect to master service (read/write):</text:span></text:span></text:p>
      <text:p text:style-name="P9"/>
      <text:p text:style-name="P8"><text:soft-page-break/><text:span text:style-name="Source_20_Text"><text:span text:style-name="T31"><text:s text:c="6"/></text:span></text:span><text:span text:style-name="Source_20_Text"><text:span text:style-name="T30">mysql -h happy-panda-mariadb.default.svc.cluster.local -uroot -p my_database</text:span></text:span></text:p>
      <text:p text:style-name="P9"/>
      <text:p text:style-name="P8"><text:span text:style-name="Source_20_Text"><text:span text:style-name="T31"><text:s text:c="2"/></text:span></text:span><text:span text:style-name="Source_20_Text"><text:span text:style-name="T30">3. To connect to slave service (read-only):</text:span></text:span></text:p>
      <text:p text:style-name="P9"/>
      <text:p text:style-name="P8"><text:span text:style-name="Source_20_Text"><text:span text:style-name="T31"><text:s text:c="6"/></text:span></text:span><text:span text:style-name="Source_20_Text"><text:span text:style-name="T30">mysql -h happy-panda-mariadb-slave.default.svc.cluster.local -uroot -p my_database</text:span></text:span></text:p>
      <text:p text:style-name="P9"/>
      <text:p text:style-name="P8"><text:span text:style-name="Source_20_Text"><text:span text:style-name="T30">To upgrade this helm chart:</text:span></text:span></text:p>
      <text:p text:style-name="P9"/>
      <text:p text:style-name="P8"><text:span text:style-name="Source_20_Text"><text:span text:style-name="T31"><text:s text:c="2"/></text:span></text:span><text:span text:style-name="Source_20_Text"><text:span text:style-name="T30">1. Obtain the password as described on the 'Administrator credentials' section and set the 'rootUser.password' parameter as shown below:</text:span></text:span></text:p>
      <text:p text:style-name="P9"/>
      <text:p text:style-name="P8"><text:span text:style-name="Source_20_Text"><text:span text:style-name="T31"><text:s text:c="6"/></text:span></text:span><text:span text:style-name="Source_20_Text"><text:span text:style-name="T30">ROOT_PASSWORD=$(kubectl get secret --namespace default happy-panda-mariadb -o jsonpath="{.data.mariadb-root-password}" | base64 --decode)</text:span></text:span></text:p>
      <text:p text:style-name="P8"><text:span text:style-name="Source_20_Text"><text:span text:style-name="T31"><text:s text:c="6"/></text:span></text:span><text:span text:style-name="Source_20_Text"><text:span text:style-name="T30">helm upgrade happy-panda stable/mariadb --set rootUser.password=$ROOT_PASSWORD</text:span></text:span></text:p>
      <text:p text:style-name="P14"/>
      <text:p text:style-name="P24"><text:span text:style-name="T10">Now the </text:span><text:span text:style-name="Source_20_Text"><text:span text:style-name="T10">mariadb</text:span></text:span><text:span text:style-name="T10"> chart is installed. Note that installing a chart creates a new </text:span><text:span text:style-name="Emphasis"><text:span text:style-name="T10">release</text:span></text:span><text:span text:style-name="T10"> object. The release above is named </text:span><text:span text:style-name="Source_20_Text"><text:span text:style-name="T10">happy-panda</text:span></text:span><text:span text:style-name="T10">. (If you want Helm to generate a name for you, leave off the release name and use </text:span><text:span text:style-name="Source_20_Text"><text:span text:style-name="T10">--generate-name</text:span></text:span><text:span text:style-name="T10">.)</text:span></text:p>
      <text:p text:style-name="P24"><text:span text:style-name="T10">During installation, the </text:span><text:span text:style-name="Source_20_Text"><text:span text:style-name="T10">helm</text:span></text:span><text:span text:style-name="T10"> client will print useful information about which resources were created, what the state of the release is, and also whether there are additional configuration steps you can or should take.</text:span></text:p>
      <text:p text:style-name="P15">Helm does not wait until all of the resources are running before it exits. Many charts require Docker images that are over 600M in size, and may take a long time to install into the cluster.</text:p>
      <text:p text:style-name="P24"><text:span text:style-name="T10">To keep track of a release's state, or to re-read configuration information, you can use </text:span><text:span text:style-name="Source_20_Text"><text:span text:style-name="T10">helm status</text:span></text:span><text:span text:style-name="T10">:</text:span></text:p>
      <text:p text:style-name="P10"><text:span text:style-name="Source_20_Text"><text:span text:style-name="T30">$ helm status happy-panda <text:s text:c="15"/></text:span></text:span></text:p>
      <text:p text:style-name="P8"><text:span text:style-name="Source_20_Text"><text:span text:style-name="T30">NAME: happy-panda</text:span></text:span></text:p>
      <text:p text:style-name="P8"><text:span text:style-name="Source_20_Text"><text:span text:style-name="T30">LAST DEPLOYED: Fri May <text:s/>8 17:46:49 2020</text:span></text:span></text:p>
      <text:p text:style-name="P8"><text:span text:style-name="Source_20_Text"><text:span text:style-name="T30">NAMESPACE: default</text:span></text:span></text:p>
      <text:p text:style-name="P8"><text:span text:style-name="Source_20_Text"><text:span text:style-name="T30">STATUS: deployed</text:span></text:span></text:p>
      <text:p text:style-name="P8"><text:span text:style-name="Source_20_Text"><text:span text:style-name="T30">REVISION: 1</text:span></text:span></text:p>
      <text:p text:style-name="P8"><text:span text:style-name="Source_20_Text"><text:span text:style-name="T30">NOTES:</text:span></text:span></text:p>
      <text:p text:style-name="P8"><text:span text:style-name="Source_20_Text"><text:span text:style-name="T30">This Helm chart is deprecated</text:span></text:span></text:p>
      <text:p text:style-name="P9"/>
      <text:p text:style-name="P8"><text:span text:style-name="Source_20_Text"><text:span text:style-name="T30">...</text:span></text:span></text:p>
      <text:p text:style-name="P9"/>
      <text:p text:style-name="P8"><text:span text:style-name="Source_20_Text"><text:span text:style-name="T30">Services:</text:span></text:span></text:p>
      <text:p text:style-name="P9"/>
      <text:p text:style-name="P8"><text:span text:style-name="Source_20_Text"><text:span text:style-name="T31"><text:s text:c="2"/></text:span></text:span><text:span text:style-name="Source_20_Text"><text:span text:style-name="T30">echo Master: happy-panda-mariadb.default.svc.cluster.local:3306</text:span></text:span></text:p>
      <text:p text:style-name="P8"><text:span text:style-name="Source_20_Text"><text:span text:style-name="T31"><text:s text:c="2"/></text:span></text:span><text:span text:style-name="Source_20_Text"><text:span text:style-name="T30">echo Slave: <text:s/>happy-panda-mariadb-slave.default.svc.cluster.local:3306</text:span></text:span></text:p>
      <text:p text:style-name="P9"/>
      <text:p text:style-name="P8"><text:span text:style-name="Source_20_Text"><text:span text:style-name="T30">Administrator credentials:</text:span></text:span></text:p>
      <text:p text:style-name="P9"/>
      <text:p text:style-name="P8"><text:span text:style-name="Source_20_Text"><text:span text:style-name="T31"><text:s text:c="2"/></text:span></text:span><text:span text:style-name="Source_20_Text"><text:span text:style-name="T30">Username: root</text:span></text:span></text:p>
      <text:p text:style-name="P8"><text:span text:style-name="Source_20_Text"><text:span text:style-name="T31"><text:s text:c="2"/></text:span></text:span><text:span text:style-name="Source_20_Text"><text:span text:style-name="T30">Password : $(kubectl get secret --namespace default happy-panda-mariadb -o jsonpath="{.data.mariadb-root-password}" | base64 --decode)</text:span></text:span></text:p>
      <text:p text:style-name="P9"/>
      <text:p text:style-name="P8"><text:span text:style-name="Source_20_Text"><text:span text:style-name="T30">To connect to your database:</text:span></text:span></text:p>
      <text:p text:style-name="P9"><text:soft-page-break/></text:p>
      <text:p text:style-name="P8"><text:span text:style-name="Source_20_Text"><text:span text:style-name="T31"><text:s text:c="2"/></text:span></text:span><text:span text:style-name="Source_20_Text"><text:span text:style-name="T30">1. Run a pod that you can use as a client:</text:span></text:span></text:p>
      <text:p text:style-name="P9"/>
      <text:p text:style-name="P8"><text:span text:style-name="Source_20_Text"><text:span text:style-name="T31"><text:s text:c="6"/></text:span></text:span><text:span text:style-name="Source_20_Text"><text:span text:style-name="T30">kubectl run happy-panda-mariadb-client --rm --tty -i --restart='Never' --image <text:s/>docker.io/bitnami/mariadb:10.3.22-debian-10-r27 --namespace default --command -- bash</text:span></text:span></text:p>
      <text:p text:style-name="P9"/>
      <text:p text:style-name="P8"><text:span text:style-name="Source_20_Text"><text:span text:style-name="T31"><text:s text:c="2"/></text:span></text:span><text:span text:style-name="Source_20_Text"><text:span text:style-name="T30">2. To connect to master service (read/write):</text:span></text:span></text:p>
      <text:p text:style-name="P9"/>
      <text:p text:style-name="P8"><text:span text:style-name="Source_20_Text"><text:span text:style-name="T31"><text:s text:c="6"/></text:span></text:span><text:span text:style-name="Source_20_Text"><text:span text:style-name="T30">mysql -h happy-panda-mariadb.default.svc.cluster.local -uroot -p my_database</text:span></text:span></text:p>
      <text:p text:style-name="P9"/>
      <text:p text:style-name="P8"><text:span text:style-name="Source_20_Text"><text:span text:style-name="T31"><text:s text:c="2"/></text:span></text:span><text:span text:style-name="Source_20_Text"><text:span text:style-name="T30">3. To connect to slave service (read-only):</text:span></text:span></text:p>
      <text:p text:style-name="P9"/>
      <text:p text:style-name="P8"><text:span text:style-name="Source_20_Text"><text:span text:style-name="T31"><text:s text:c="6"/></text:span></text:span><text:span text:style-name="Source_20_Text"><text:span text:style-name="T30">mysql -h happy-panda-mariadb-slave.default.svc.cluster.local -uroot -p my_database</text:span></text:span></text:p>
      <text:p text:style-name="P9"/>
      <text:p text:style-name="P8"><text:span text:style-name="Source_20_Text"><text:span text:style-name="T30">To upgrade this helm chart:</text:span></text:span></text:p>
      <text:p text:style-name="P9"/>
      <text:p text:style-name="P8"><text:span text:style-name="Source_20_Text"><text:span text:style-name="T31"><text:s text:c="2"/></text:span></text:span><text:span text:style-name="Source_20_Text"><text:span text:style-name="T30">1. Obtain the password as described on the 'Administrator credentials' section and set the 'rootUser.password' parameter as shown below:</text:span></text:span></text:p>
      <text:p text:style-name="P9"/>
      <text:p text:style-name="P8"><text:span text:style-name="Source_20_Text"><text:span text:style-name="T31"><text:s text:c="6"/></text:span></text:span><text:span text:style-name="Source_20_Text"><text:span text:style-name="T30">ROOT_PASSWORD=$(kubectl get secret --namespace default happy-panda-mariadb -o jsonpath="{.data.mariadb-root-password}" | base64 --decode)</text:span></text:span></text:p>
      <text:p text:style-name="P13"><text:span text:style-name="Source_20_Text"><text:span text:style-name="T31"><text:s text:c="6"/></text:span></text:span><text:span text:style-name="Source_20_Text"><text:span text:style-name="T30">helm upgrade happy-panda stable/mariadb --set rootUser.password=$ROOT_PASSWORD</text:span></text:span></text:p>
      <text:p text:style-name="P15">The above shows the current state of your release.</text:p>
      <text:h text:style-name="P4" text:outline-level="3"><text:bookmark text:name="customizing-the-chart-before-installing"/>Customizing the Chart Before Installing</text:h>
      <text:p text:style-name="P15">Installing the way we have here will only use the default configuration options for this chart. Many times, you will want to customize the chart to use your preferred configuration.</text:p>
      <text:p text:style-name="P24"><text:span text:style-name="T10">To see what options are configurable on a chart, use </text:span><text:span text:style-name="Source_20_Text"><text:span text:style-name="T10">helm show values</text:span></text:span><text:span text:style-name="T10">:</text:span></text:p>
      <text:p text:style-name="P10"><text:span text:style-name="Source_20_Text"><text:span text:style-name="T30">$ helm show values stable/mariadb</text:span></text:span></text:p>
      <text:p text:style-name="P8"><text:span text:style-name="Source_20_Text"><text:span text:style-name="T30">Fetched stable/mariadb-0.3.0.tgz to /Users/mattbutcher/Code/Go/src/helm.sh/helm/mariadb-0.3.0.tgz</text:span></text:span></text:p>
      <text:p text:style-name="P8"><text:span text:style-name="Source_20_Text"><text:span text:style-name="T30">## Bitnami MariaDB image version</text:span></text:span></text:p>
      <text:p text:style-name="P8"><text:span text:style-name="Source_20_Text"><text:span text:style-name="T30">## ref: https://hub.docker.com/r/bitnami/mariadb/tags/</text:span></text:span></text:p>
      <text:p text:style-name="P8"><text:span text:style-name="Source_20_Text"><text:span text:style-name="T30">##</text:span></text:span></text:p>
      <text:p text:style-name="P8"><text:span text:style-name="Source_20_Text"><text:span text:style-name="T30">## Default: none</text:span></text:span></text:p>
      <text:p text:style-name="P8"><text:span text:style-name="Source_20_Text"><text:span text:style-name="T30">imageTag: 10.1.14-r3</text:span></text:span></text:p>
      <text:p text:style-name="P9"/>
      <text:p text:style-name="P8"><text:span text:style-name="Source_20_Text"><text:span text:style-name="T30">## Specify a imagePullPolicy</text:span></text:span></text:p>
      <text:p text:style-name="P8"><text:span text:style-name="Source_20_Text"><text:span text:style-name="T30">## Default to 'Always' if imageTag is 'latest', else set to 'IfNotPresent'</text:span></text:span></text:p>
      <text:p text:style-name="P8"><text:span text:style-name="Source_20_Text"><text:span text:style-name="T30">## ref: https://kubernetes.io/docs/user-guide/images/#pre-pulling-images</text:span></text:span></text:p>
      <text:p text:style-name="P8"><text:span text:style-name="Source_20_Text"><text:span text:style-name="T30">##</text:span></text:span></text:p>
      <text:p text:style-name="P8"><text:span text:style-name="Source_20_Text"><text:span text:style-name="T30"># imagePullPolicy:</text:span></text:span></text:p>
      <text:p text:style-name="P9"/>
      <text:p text:style-name="P8"><text:span text:style-name="Source_20_Text"><text:span text:style-name="T30">## Specify password for root user</text:span></text:span></text:p>
      <text:p text:style-name="P8"><text:span text:style-name="Source_20_Text"><text:span text:style-name="T30">## ref: https://github.com/bitnami/bitnami-docker-mariadb/blob/master/README.md#setting-the-root-password-on-first-run</text:span></text:span></text:p>
      <text:p text:style-name="P8"><text:span text:style-name="Source_20_Text"><text:span text:style-name="T30">##</text:span></text:span></text:p>
      <text:p text:style-name="P8"><text:span text:style-name="Source_20_Text"><text:span text:style-name="T30"># mariadbRootPassword:</text:span></text:span></text:p>
      <text:p text:style-name="P9"/>
      <text:p text:style-name="P8"><text:span text:style-name="Source_20_Text"><text:span text:style-name="T30">## Create a database user</text:span></text:span></text:p>
      <text:p text:style-name="P8"><text:soft-page-break/><text:span text:style-name="Source_20_Text"><text:span text:style-name="T30">## ref: https://github.com/bitnami/bitnami-docker-mariadb/blob/master/README.md#creating-a-database-user-on-first-run</text:span></text:span></text:p>
      <text:p text:style-name="P8"><text:span text:style-name="Source_20_Text"><text:span text:style-name="T30">##</text:span></text:span></text:p>
      <text:p text:style-name="P8"><text:span text:style-name="Source_20_Text"><text:span text:style-name="T30"># mariadbUser:</text:span></text:span></text:p>
      <text:p text:style-name="P8"><text:span text:style-name="Source_20_Text"><text:span text:style-name="T30"># mariadbPassword:</text:span></text:span></text:p>
      <text:p text:style-name="P9"/>
      <text:p text:style-name="P8"><text:span text:style-name="Source_20_Text"><text:span text:style-name="T30">## Create a database</text:span></text:span></text:p>
      <text:p text:style-name="P8"><text:span text:style-name="Source_20_Text"><text:span text:style-name="T30">## ref: https://github.com/bitnami/bitnami-docker-mariadb/blob/master/README.md#creating-a-database-on-first-run</text:span></text:span></text:p>
      <text:p text:style-name="P8"><text:span text:style-name="Source_20_Text"><text:span text:style-name="T30">##</text:span></text:span></text:p>
      <text:p text:style-name="P8"><text:span text:style-name="Source_20_Text"><text:span text:style-name="T30"># mariadbDatabase:</text:span></text:span></text:p>
      <text:p text:style-name="P13"><text:span text:style-name="Source_20_Text"><text:span text:style-name="T30"># ...</text:span></text:span></text:p>
      <text:p text:style-name="P15">You can then override any of these settings in a YAML formatted file, and then pass that file during installation.</text:p>
      <text:p text:style-name="P10"><text:span text:style-name="Source_20_Text"><text:span text:style-name="T30">$ echo '{mariadbUser: user0, mariadbDatabase: user0db}' &gt; config.yaml</text:span></text:span></text:p>
      <text:p text:style-name="P13"><text:span text:style-name="Source_20_Text"><text:span text:style-name="T30">$ helm install -f config.yaml stable/mariadb --generate-name</text:span></text:span></text:p>
      <text:p text:style-name="P24"><text:span text:style-name="T10">The above will create a default MariaDB user with the name </text:span><text:span text:style-name="Source_20_Text"><text:span text:style-name="T10">user0</text:span></text:span><text:span text:style-name="T10">, and grant this user access to a newly created </text:span><text:span text:style-name="Source_20_Text"><text:span text:style-name="T10">user0db</text:span></text:span><text:span text:style-name="T10"> database, but will accept all the rest of the defaults for that chart.</text:span></text:p>
      <text:p text:style-name="P15">There are two ways to pass configuration data during install:</text:p>
      <text:list xml:id="list2689426975" text:style-name="L4">
        <text:list-item>
          <text:p text:style-name="P21"><text:span text:style-name="Source_20_Text"><text:span text:style-name="T10">--values</text:span></text:span><text:span text:style-name="T10"> (or </text:span><text:span text:style-name="Source_20_Text"><text:span text:style-name="T10">-f</text:span></text:span><text:span text:style-name="T10">): Specify a YAML file with overrides. This can be specified multiple times and the rightmost file will take precedence</text:span></text:p>
        </text:list-item>
        <text:list-item>
          <text:p text:style-name="P21"><text:span text:style-name="Source_20_Text"><text:span text:style-name="T10">--set</text:span></text:span><text:span text:style-name="T10">: Specify overrides on the command line.</text:span></text:p>
        </text:list-item>
      </text:list>
      <text:p text:style-name="P24"><text:span text:style-name="T10">If both are used, </text:span><text:span text:style-name="Source_20_Text"><text:span text:style-name="T10">--set</text:span></text:span><text:span text:style-name="T10"> values are merged into </text:span><text:span text:style-name="Source_20_Text"><text:span text:style-name="T10">--values</text:span></text:span><text:span text:style-name="T10"> with higher precedence. Overrides specified with </text:span><text:span text:style-name="Source_20_Text"><text:span text:style-name="T10">--set</text:span></text:span><text:span text:style-name="T10"> are persisted in a ConfigMap. Values that have been </text:span><text:span text:style-name="Source_20_Text"><text:span text:style-name="T10">--set</text:span></text:span><text:span text:style-name="T10"> can be viewed for a given release with </text:span><text:span text:style-name="Source_20_Text"><text:span text:style-name="T10">helm get values &lt;release-name&gt;</text:span></text:span><text:span text:style-name="T10">. Values that have been </text:span><text:span text:style-name="Source_20_Text"><text:span text:style-name="T10">--set</text:span></text:span><text:span text:style-name="T10"> can be cleared by running </text:span><text:span text:style-name="Source_20_Text"><text:span text:style-name="T10">helm upgrade</text:span></text:span><text:span text:style-name="T10"> with </text:span><text:span text:style-name="Source_20_Text"><text:span text:style-name="T10">--reset-values</text:span></text:span><text:span text:style-name="T10"> specified.</text:span></text:p>
      <text:h text:style-name="P25" text:outline-level="4"><text:bookmark text:name="the-format-and-limitations-of---set"/><text:span text:style-name="T101">The Format and Limitations of </text:span><text:span text:style-name="Source_20_Text"><text:span text:style-name="T101">--set</text:span></text:span></text:h>
      <text:p text:style-name="P24"><text:span text:style-name="T10">The </text:span><text:span text:style-name="Source_20_Text"><text:span text:style-name="T10">--set</text:span></text:span><text:span text:style-name="T10"> option takes zero or more name/value pairs. At its simplest, it is used like this: </text:span><text:span text:style-name="Source_20_Text"><text:span text:style-name="T10">--set name=value</text:span></text:span><text:span text:style-name="T10">. The YAML equivalent of that is:</text:span></text:p>
      <text:p text:style-name="P11"><text:span text:style-name="Source_20_Text"><text:span text:style-name="T44">name</text:span></text:span><text:span text:style-name="Source_20_Text"><text:span text:style-name="T30">:</text:span></text:span><text:span text:style-name="Source_20_Text"><text:span text:style-name="T53"> </text:span></text:span><text:span text:style-name="Source_20_Text"><text:span text:style-name="T30">value</text:span></text:span></text:p>
      <text:p text:style-name="P24"><text:span text:style-name="T10">Multiple values are separated by </text:span><text:span text:style-name="Source_20_Text"><text:span text:style-name="T10">,</text:span></text:span><text:span text:style-name="T10"> characters. So </text:span><text:span text:style-name="Source_20_Text"><text:span text:style-name="T10">--set a=b,c=d</text:span></text:span><text:span text:style-name="T10"> becomes:</text:span></text:p>
      <text:p text:style-name="P10"><text:span text:style-name="Source_20_Text"><text:span text:style-name="T44">a</text:span></text:span><text:span text:style-name="Source_20_Text"><text:span text:style-name="T30">:</text:span></text:span><text:span text:style-name="Source_20_Text"><text:span text:style-name="T53"> </text:span></text:span><text:span text:style-name="Source_20_Text"><text:span text:style-name="T30">b</text:span></text:span></text:p>
      <text:p text:style-name="P13"><text:span text:style-name="Source_20_Text"><text:span text:style-name="T44">c</text:span></text:span><text:span text:style-name="Source_20_Text"><text:span text:style-name="T30">:</text:span></text:span><text:span text:style-name="Source_20_Text"><text:span text:style-name="T53"> </text:span></text:span><text:span text:style-name="Source_20_Text"><text:span text:style-name="T30">d</text:span></text:span></text:p>
      <text:p text:style-name="P24"><text:span text:style-name="T10">More complex expressions are supported. For example, </text:span><text:span text:style-name="Source_20_Text"><text:span text:style-name="T10">--set outer.inner=value</text:span></text:span><text:span text:style-name="T10"> is translated into this:</text:span></text:p>
      <text:p text:style-name="P10"><text:span text:style-name="Source_20_Text"><text:span text:style-name="T44">outer</text:span></text:span><text:span text:style-name="Source_20_Text"><text:span text:style-name="T30">:</text:span></text:span></text:p>
      <text:p text:style-name="P13"><text:soft-page-break/><text:span text:style-name="Source_20_Text"><text:span text:style-name="T54"><text:s text:c="2"/></text:span></text:span><text:span text:style-name="Source_20_Text"><text:span text:style-name="T44">inner</text:span></text:span><text:span text:style-name="Source_20_Text"><text:span text:style-name="T30">:</text:span></text:span><text:span text:style-name="Source_20_Text"><text:span text:style-name="T53"> </text:span></text:span><text:span text:style-name="Source_20_Text"><text:span text:style-name="T30">value</text:span></text:span></text:p>
      <text:p text:style-name="P24"><text:span text:style-name="T10">Lists can be expressed by enclosing values in </text:span><text:span text:style-name="Source_20_Text"><text:span text:style-name="T10">{</text:span></text:span><text:span text:style-name="T10"> and </text:span><text:span text:style-name="Source_20_Text"><text:span text:style-name="T10">}</text:span></text:span><text:span text:style-name="T10">. For example, </text:span><text:span text:style-name="Source_20_Text"><text:span text:style-name="T10">--set name={a, b, c}</text:span></text:span><text:span text:style-name="T10"> translates to:</text:span></text:p>
      <text:p text:style-name="P10"><text:span text:style-name="Source_20_Text"><text:span text:style-name="T44">name</text:span></text:span><text:span text:style-name="Source_20_Text"><text:span text:style-name="T30">:</text:span></text:span></text:p>
      <text:p text:style-name="P8"><text:span text:style-name="Source_20_Text"><text:span text:style-name="T54"><text:s text:c="2"/></text:span></text:span><text:span text:style-name="Source_20_Text"><text:span text:style-name="T30">- a</text:span></text:span></text:p>
      <text:p text:style-name="P8"><text:span text:style-name="Source_20_Text"><text:span text:style-name="T54"><text:s text:c="2"/></text:span></text:span><text:span text:style-name="Source_20_Text"><text:span text:style-name="T30">- b</text:span></text:span></text:p>
      <text:p text:style-name="P13"><text:span text:style-name="Source_20_Text"><text:span text:style-name="T54"><text:s text:c="2"/></text:span></text:span><text:span text:style-name="Source_20_Text"><text:span text:style-name="T30">- c</text:span></text:span></text:p>
      <text:p text:style-name="P24"><text:span text:style-name="T10">As of Helm 2.5.0, it is possible to access list items using an array index syntax. For example, </text:span><text:span text:style-name="Source_20_Text"><text:span text:style-name="T10">--set servers[0].port=80</text:span></text:span><text:span text:style-name="T10"> becomes:</text:span></text:p>
      <text:p text:style-name="P10"><text:span text:style-name="Source_20_Text"><text:span text:style-name="T44">servers</text:span></text:span><text:span text:style-name="Source_20_Text"><text:span text:style-name="T30">:</text:span></text:span></text:p>
      <text:p text:style-name="P13"><text:span text:style-name="Source_20_Text"><text:span text:style-name="T54"><text:s text:c="2"/></text:span></text:span><text:span text:style-name="Source_20_Text"><text:span text:style-name="T30">- </text:span></text:span><text:span text:style-name="Source_20_Text"><text:span text:style-name="T44">port</text:span></text:span><text:span text:style-name="Source_20_Text"><text:span text:style-name="T30">:</text:span></text:span><text:span text:style-name="Source_20_Text"><text:span text:style-name="T53"> </text:span></text:span><text:span text:style-name="Source_20_Text"><text:span text:style-name="T60">80</text:span></text:span></text:p>
      <text:p text:style-name="P24"><text:span text:style-name="T10">Multiple values can be set this way. The line </text:span><text:span text:style-name="Source_20_Text"><text:span text:style-name="T10">--set servers[0].port=80,servers[0].host=example</text:span></text:span><text:span text:style-name="T10"> becomes:</text:span></text:p>
      <text:p text:style-name="P10"><text:span text:style-name="Source_20_Text"><text:span text:style-name="T44">servers</text:span></text:span><text:span text:style-name="Source_20_Text"><text:span text:style-name="T30">:</text:span></text:span></text:p>
      <text:p text:style-name="P8"><text:span text:style-name="Source_20_Text"><text:span text:style-name="T54"><text:s text:c="2"/></text:span></text:span><text:span text:style-name="Source_20_Text"><text:span text:style-name="T30">- </text:span></text:span><text:span text:style-name="Source_20_Text"><text:span text:style-name="T44">port</text:span></text:span><text:span text:style-name="Source_20_Text"><text:span text:style-name="T30">:</text:span></text:span><text:span text:style-name="Source_20_Text"><text:span text:style-name="T53"> </text:span></text:span><text:span text:style-name="Source_20_Text"><text:span text:style-name="T60">80</text:span></text:span></text:p>
      <text:p text:style-name="P13"><text:span text:style-name="Source_20_Text"><text:span text:style-name="T54"><text:s text:c="4"/></text:span></text:span><text:span text:style-name="Source_20_Text"><text:span text:style-name="T44">host</text:span></text:span><text:span text:style-name="Source_20_Text"><text:span text:style-name="T30">:</text:span></text:span><text:span text:style-name="Source_20_Text"><text:span text:style-name="T53"> </text:span></text:span><text:span text:style-name="Source_20_Text"><text:span text:style-name="T30">example</text:span></text:span></text:p>
      <text:p text:style-name="P24"><text:span text:style-name="T10">Sometimes you need to use special characters in your </text:span><text:span text:style-name="Source_20_Text"><text:span text:style-name="T10">--set</text:span></text:span><text:span text:style-name="T10"> lines. You can use a backslash to escape the characters; </text:span><text:span text:style-name="Source_20_Text"><text:span text:style-name="T10">--set name=value1\,value2</text:span></text:span><text:span text:style-name="T10"> will become:</text:span></text:p>
      <text:p text:style-name="P11"><text:span text:style-name="Source_20_Text"><text:span text:style-name="T44">name</text:span></text:span><text:span text:style-name="Source_20_Text"><text:span text:style-name="T30">:</text:span></text:span><text:span text:style-name="Source_20_Text"><text:span text:style-name="T53"> </text:span></text:span><text:span text:style-name="Source_20_Text"><text:span text:style-name="T66">"value1,value2"</text:span></text:span></text:p>
      <text:p text:style-name="P24"><text:span text:style-name="T10">Similarly, you can escape dot sequences as well, which may come in handy when charts use the </text:span><text:span text:style-name="Source_20_Text"><text:span text:style-name="T10">toYaml</text:span></text:span><text:span text:style-name="T10"> function to parse annotations, labels and node selectors. The syntax for </text:span><text:span text:style-name="Source_20_Text"><text:span text:style-name="T10">--set nodeSelector."kubernetes\.io/role"=master</text:span></text:span><text:span text:style-name="T10"> becomes:</text:span></text:p>
      <text:p text:style-name="P10"><text:span text:style-name="Source_20_Text"><text:span text:style-name="T44">nodeSelector</text:span></text:span><text:span text:style-name="Source_20_Text"><text:span text:style-name="T30">:</text:span></text:span></text:p>
      <text:p text:style-name="P13"><text:span text:style-name="Source_20_Text"><text:span text:style-name="T54"><text:s text:c="2"/></text:span></text:span><text:span text:style-name="Source_20_Text"><text:span text:style-name="T44">kubernetes.io/role</text:span></text:span><text:span text:style-name="Source_20_Text"><text:span text:style-name="T30">:</text:span></text:span><text:span text:style-name="Source_20_Text"><text:span text:style-name="T53"> </text:span></text:span><text:span text:style-name="Source_20_Text"><text:span text:style-name="T30">master</text:span></text:span></text:p>
      <text:p text:style-name="P24"><text:span text:style-name="T10">Deeply nested data structures can be difficult to express using </text:span><text:span text:style-name="Source_20_Text"><text:span text:style-name="T10">--set</text:span></text:span><text:span text:style-name="T10">. Chart designers are encouraged to consider the </text:span><text:span text:style-name="Source_20_Text"><text:span text:style-name="T10">--set</text:span></text:span><text:span text:style-name="T10"> usage when designing the format of a </text:span><text:span text:style-name="Source_20_Text"><text:span text:style-name="T10">values.yaml</text:span></text:span><text:span text:style-name="T10"> file (read more about </text:span><text:a xlink:type="simple" xlink:href="https://helm.sh/docs/chart_template_guide/values_files/" text:style-name="Internet_20_link" text:visited-style-name="Visited_20_Internet_20_Link"><text:span text:style-name="T19">Values Files</text:span></text:a><text:span text:style-name="T10">).</text:span></text:p>
      <text:h text:style-name="P4" text:outline-level="3"><text:bookmark text:name="more-installation-methods"/>More Installation Methods</text:h>
      <text:p text:style-name="P24"><text:span text:style-name="T10">The </text:span><text:span text:style-name="Source_20_Text"><text:span text:style-name="T10">helm install</text:span></text:span><text:span text:style-name="T10"> command can install from several sources:</text:span></text:p>
      <text:list xml:id="list3473037668" text:style-name="L5">
        <text:list-item>
          <text:p text:style-name="P18">A chart repository (as we've seen above)</text:p>
        </text:list-item>
        <text:list-item>
          <text:p text:style-name="P22"><text:span text:style-name="T10">A local chart archive (</text:span><text:span text:style-name="Source_20_Text"><text:span text:style-name="T10">helm install foo foo-0.1.1.tgz</text:span></text:span><text:span text:style-name="T10">)</text:span></text:p>
        </text:list-item>
        <text:list-item>
          <text:p text:style-name="P22"><text:span text:style-name="T10">An unpacked chart directory (</text:span><text:span text:style-name="Source_20_Text"><text:span text:style-name="T10">helm install foo path/to/foo</text:span></text:span><text:span text:style-name="T10">)</text:span></text:p>
        </text:list-item>
        <text:list-item>
          <text:p text:style-name="P22"><text:span text:style-name="T10">A full URL (</text:span><text:span text:style-name="Source_20_Text"><text:span text:style-name="T10">helm install foo https://example.com/charts/foo-1.2.3.tgz</text:span></text:span><text:span text:style-name="T10">)</text:span></text:p>
        </text:list-item>
      </text:list>
      <text:h text:style-name="P26" text:outline-level="2"><text:bookmark text:name="helm-upgrade-and-helm-rollback-upgrading-a-release-and-recovering-on-failure"/><text:soft-page-break/>'helm upgrade' and 'helm rollback': Upgrading a Release, and Recovering on Failure</text:h>
      <text:p text:style-name="P24"><text:span text:style-name="T10">When a new version of a chart is released, or when you want to change the configuration of your release, you can use the </text:span><text:span text:style-name="Source_20_Text"><text:span text:style-name="T10">helm upgrade</text:span></text:span><text:span text:style-name="T10"> command.</text:span></text:p>
      <text:p text:style-name="P15">An upgrade takes an existing release and upgrades it according to the information you provide. Because Kubernetes charts can be large and complex, Helm tries to perform the least invasive upgrade. It will only update things that have changed since the last release.</text:p>
      <text:p text:style-name="P10"><text:span text:style-name="Source_20_Text"><text:span text:style-name="T30">$ helm upgrade -f panda.yaml happy-panda stable/mariadb</text:span></text:span></text:p>
      <text:p text:style-name="P8"><text:span text:style-name="Source_20_Text"><text:span text:style-name="T30">Fetched stable/mariadb-0.3.0.tgz to /Users/mattbutcher/Code/Go/src/helm.sh/helm/mariadb-0.3.0.tgz</text:span></text:span></text:p>
      <text:p text:style-name="P8"><text:span text:style-name="Source_20_Text"><text:span text:style-name="T30">happy-panda has been upgraded. Happy Helming!</text:span></text:span></text:p>
      <text:p text:style-name="P8"><text:span text:style-name="Source_20_Text"><text:span text:style-name="T30">Last Deployed: Wed Sep 28 12:47:54 2016</text:span></text:span></text:p>
      <text:p text:style-name="P8"><text:span text:style-name="Source_20_Text"><text:span text:style-name="T30">Namespace: default</text:span></text:span></text:p>
      <text:p text:style-name="P8"><text:span text:style-name="Source_20_Text"><text:span text:style-name="T30">Status: DEPLOYED</text:span></text:span></text:p>
      <text:p text:style-name="P13"><text:span text:style-name="Source_20_Text"><text:span text:style-name="T30">...</text:span></text:span></text:p>
      <text:p text:style-name="P24"><text:span text:style-name="T10">In the above case, the </text:span><text:span text:style-name="Source_20_Text"><text:span text:style-name="T10">happy-panda</text:span></text:span><text:span text:style-name="T10"> release is upgraded with the same chart, but with a new YAML file:</text:span></text:p>
      <text:p text:style-name="P11"><text:span text:style-name="Source_20_Text"><text:span text:style-name="T44">mariadbUser</text:span></text:span><text:span text:style-name="Source_20_Text"><text:span text:style-name="T30">:</text:span></text:span><text:span text:style-name="Source_20_Text"><text:span text:style-name="T53"> </text:span></text:span><text:span text:style-name="Source_20_Text"><text:span text:style-name="T30">user1</text:span></text:span></text:p>
      <text:p text:style-name="P24"><text:span text:style-name="T10">We can use </text:span><text:span text:style-name="Source_20_Text"><text:span text:style-name="T10">helm get values</text:span></text:span><text:span text:style-name="T10"> to see whether that new setting took effect.</text:span></text:p>
      <text:p text:style-name="P10"><text:span text:style-name="Source_20_Text"><text:span text:style-name="T30">$ helm get values happy-panda</text:span></text:span></text:p>
      <text:p text:style-name="P13"><text:span text:style-name="Source_20_Text"><text:span text:style-name="T30">mariadbUser: user1</text:span></text:span></text:p>
      <text:p text:style-name="P24"><text:span text:style-name="T10">The </text:span><text:span text:style-name="Source_20_Text"><text:span text:style-name="T10">helm get</text:span></text:span><text:span text:style-name="T10"> command is a useful tool for looking at a release in the cluster. And as we can see above, it shows that our new values from </text:span><text:span text:style-name="Source_20_Text"><text:span text:style-name="T10">panda.yaml</text:span></text:span><text:span text:style-name="T10"> were deployed to the cluster.</text:span></text:p>
      <text:p text:style-name="P24"><text:span text:style-name="T10">Now, if something does not go as planned during a release, it is easy to roll back to a previous release using </text:span><text:span text:style-name="Source_20_Text"><text:span text:style-name="T10">helm rollback [RELEASE] [REVISION]</text:span></text:span><text:span text:style-name="T10">.</text:span></text:p>
      <text:p text:style-name="P11"><text:span text:style-name="Source_20_Text"><text:span text:style-name="T30">$ helm rollback happy-panda 1</text:span></text:span></text:p>
      <text:p text:style-name="P24"><text:span text:style-name="T10">The above rolls back our happy-panda to its very first release version. A release version is an incremental revision. Every time an install, upgrade, or rollback happens, the revision number is incremented by 1. The first revision number is always 1. And we can use </text:span><text:span text:style-name="Source_20_Text"><text:span text:style-name="T10">helm history [RELEASE]</text:span></text:span><text:span text:style-name="T10"> to see revision numbers for a certain release.</text:span></text:p>
      <text:h text:style-name="P26" text:outline-level="2"><text:bookmark text:name="helpful-options-for-installupgraderollback"/>Helpful Options for Install/Upgrade/Rollback</text:h>
      <text:p text:style-name="P24"><text:span text:style-name="T10">There are several other helpful options you can specify for customizing the behavior of Helm during an install/upgrade/rollback. Please note that this is not a full list of cli flags. To see a description of all flags, just run </text:span><text:span text:style-name="Source_20_Text"><text:span text:style-name="T10">helm &lt;command&gt; --help</text:span></text:span><text:span text:style-name="T10">.</text:span></text:p>
      <text:list xml:id="list3033944372" text:style-name="L6">
        <text:list-item>
          <text:p text:style-name="P23"><text:soft-page-break/><text:span text:style-name="Source_20_Text"><text:span text:style-name="T10">--timeout</text:span></text:span><text:span text:style-name="T10">: A value in seconds to wait for Kubernetes commands to complete This defaults to </text:span><text:span text:style-name="Source_20_Text"><text:span text:style-name="T10">5m0s</text:span></text:span></text:p>
        </text:list-item>
        <text:list-item>
          <text:p text:style-name="P23"><text:span text:style-name="Source_20_Text"><text:span text:style-name="T10">--wait</text:span></text:span><text:span text:style-name="T10">: Waits until all Pods are in a ready state, PVCs are bound, Deployments have minimum (</text:span><text:span text:style-name="Source_20_Text"><text:span text:style-name="T10">Desired</text:span></text:span><text:span text:style-name="T10"> minus </text:span><text:span text:style-name="Source_20_Text"><text:span text:style-name="T10">maxUnavailable</text:span></text:span><text:span text:style-name="T10">) Pods in ready state and Services have an IP address (and Ingress if a </text:span><text:span text:style-name="Source_20_Text"><text:span text:style-name="T10">LoadBalancer</text:span></text:span><text:span text:style-name="T10">) before marking the release as successful. It will wait for as long as the </text:span><text:span text:style-name="Source_20_Text"><text:span text:style-name="T10">--timeout</text:span></text:span><text:span text:style-name="T10"> value. If timeout is reached, the release will be marked as </text:span><text:span text:style-name="Source_20_Text"><text:span text:style-name="T10">FAILED</text:span></text:span><text:span text:style-name="T10">. Note: In scenarios where Deployment has </text:span><text:span text:style-name="Source_20_Text"><text:span text:style-name="T10">replicas</text:span></text:span><text:span text:style-name="T10"> set to 1 and </text:span><text:span text:style-name="Source_20_Text"><text:span text:style-name="T10">maxUnavailable</text:span></text:span><text:span text:style-name="T10"> is not set to 0 as part of rolling update strategy, </text:span><text:span text:style-name="Source_20_Text"><text:span text:style-name="T10">--wait</text:span></text:span><text:span text:style-name="T10"> will return as ready as it has satisfied the minimum Pod in ready condition.</text:span></text:p>
        </text:list-item>
        <text:list-item>
          <text:p text:style-name="P23"><text:span text:style-name="Source_20_Text"><text:span text:style-name="T10">--no-hooks</text:span></text:span><text:span text:style-name="T10">: This skips running hooks for the command</text:span></text:p>
        </text:list-item>
        <text:list-item>
          <text:p text:style-name="P23"><text:span text:style-name="Source_20_Text"><text:span text:style-name="T10">--recreate-pods</text:span></text:span><text:span text:style-name="T10"> (only available for </text:span><text:span text:style-name="Source_20_Text"><text:span text:style-name="T10">upgrade</text:span></text:span><text:span text:style-name="T10"> and </text:span><text:span text:style-name="Source_20_Text"><text:span text:style-name="T10">rollback</text:span></text:span><text:span text:style-name="T10">): This flag will cause all pods to be recreated (with the exception of pods belonging to deployments). (DEPRECATED in Helm 3)</text:span></text:p>
        </text:list-item>
      </text:list>
      <text:h text:style-name="P26" text:outline-level="2"><text:bookmark text:name="helm-uninstall-uninstalling-a-release"/>'helm uninstall': Uninstalling a Release</text:h>
      <text:p text:style-name="P24"><text:span text:style-name="T10">When it is time to uninstall a release from the cluster, use the </text:span><text:span text:style-name="Source_20_Text"><text:span text:style-name="T10">helm uninstall</text:span></text:span><text:span text:style-name="T10"> command:</text:span></text:p>
      <text:p text:style-name="P11"><text:span text:style-name="Source_20_Text"><text:span text:style-name="T30">$ helm uninstall happy-panda</text:span></text:span></text:p>
      <text:p text:style-name="P24"><text:span text:style-name="T10">This will remove the release from the cluster. You can see all of your currently deployed releases with the </text:span><text:span text:style-name="Source_20_Text"><text:span text:style-name="T10">helm list</text:span></text:span><text:span text:style-name="T10"> command:</text:span></text:p>
      <text:p text:style-name="P10"><text:span text:style-name="Source_20_Text"><text:span text:style-name="T30">$ helm list</text:span></text:span></text:p>
      <text:p text:style-name="P8"><text:span text:style-name="Source_20_Text"><text:span text:style-name="T30">NAME <text:s text:c="11"/>VERSION UPDATED <text:s text:c="24"/>STATUS <text:s text:c="9"/>CHART</text:span></text:span></text:p>
      <text:p text:style-name="P13"><text:span text:style-name="Source_20_Text"><text:span text:style-name="T30">inky-cat <text:s text:c="7"/>1 <text:s text:c="6"/>Wed Sep 28 12:59:46 2016 <text:s text:c="7"/>DEPLOYED <text:s text:c="7"/>alpine-0.1.0</text:span></text:span></text:p>
      <text:p text:style-name="P24"><text:span text:style-name="T10">From the output above, we can see that the </text:span><text:span text:style-name="Source_20_Text"><text:span text:style-name="T10">happy-panda</text:span></text:span><text:span text:style-name="T10"> release was uninstalled.</text:span></text:p>
      <text:p text:style-name="P24"><text:span text:style-name="T10">In previous versions of Helm, when a release was deleted, a record of its deletion would remain. In Helm 3, deletion removes the release record as well. If you wish to keep a deletion release record, use </text:span><text:span text:style-name="Source_20_Text"><text:span text:style-name="T10">helm uninstall --keep-history</text:span></text:span><text:span text:style-name="T10">. Using </text:span><text:span text:style-name="Source_20_Text"><text:span text:style-name="T10">helm list --uninstalled</text:span></text:span><text:span text:style-name="T10"> will only show releases that were uninstalled with the </text:span><text:span text:style-name="Source_20_Text"><text:span text:style-name="T10">--keep-history</text:span></text:span><text:span text:style-name="T10"> flag.</text:span></text:p>
      <text:p text:style-name="P24"><text:span text:style-name="T10">The </text:span><text:span text:style-name="Source_20_Text"><text:span text:style-name="T10">helm list --all</text:span></text:span><text:span text:style-name="T10"> flag will show you all release records that Helm has retained, including records for failed or deleted items (if </text:span><text:span text:style-name="Source_20_Text"><text:span text:style-name="T10">--keep-history</text:span></text:span><text:span text:style-name="T10"> was specified):</text:span></text:p>
      <text:p text:style-name="P10"><text:span text:style-name="Source_20_Text"><text:span text:style-name="T30">$ <text:s/>helm list --all</text:span></text:span></text:p>
      <text:p text:style-name="P8"><text:span text:style-name="Source_20_Text"><text:span text:style-name="T30">NAME <text:s text:c="11"/>VERSION UPDATED <text:s text:c="24"/>STATUS <text:s text:c="9"/>CHART</text:span></text:span></text:p>
      <text:p text:style-name="P8"><text:span text:style-name="Source_20_Text"><text:span text:style-name="T30">happy-panda <text:s text:c="4"/>2 <text:s text:c="6"/>Wed Sep 28 12:47:54 2016 <text:s text:c="7"/>UNINSTALLED <text:s text:c="4"/>mariadb-0.3.0</text:span></text:span></text:p>
      <text:p text:style-name="P8"><text:span text:style-name="Source_20_Text"><text:span text:style-name="T30">inky-cat <text:s text:c="7"/>1 <text:s text:c="6"/>Wed Sep 28 12:59:46 2016 <text:s text:c="7"/>DEPLOYED <text:s text:c="7"/>alpine-0.1.0</text:span></text:span></text:p>
      <text:p text:style-name="P13"><text:span text:style-name="Source_20_Text"><text:span text:style-name="T30">kindred-angelf <text:s/>2 <text:s text:c="6"/>Tue Sep 27 16:16:10 2016 <text:s text:c="7"/>UNINSTALLED <text:s text:c="4"/>alpine-0.1.0</text:span></text:span></text:p>
      <text:p text:style-name="P15"><text:soft-page-break/>Note that because releases are now deleted by default, it is no longer possible to rollback an uninstalled resource.</text:p>
      <text:h text:style-name="P26" text:outline-level="2"><text:bookmark text:name="helm-repo-working-with-repositories"/>'helm repo': Working with Repositories</text:h>
      <text:p text:style-name="P24"><text:span text:style-name="T10">Helm 3 no longer ships with a default chart repository. The </text:span><text:span text:style-name="Source_20_Text"><text:span text:style-name="T10">helm repo</text:span></text:span><text:span text:style-name="T10"> command group provides commands to add, list, and remove repositories.</text:span></text:p>
      <text:p text:style-name="P24"><text:span text:style-name="T10">You can see which repositories are configured using </text:span><text:span text:style-name="Source_20_Text"><text:span text:style-name="T10">helm repo list</text:span></text:span><text:span text:style-name="T10">:</text:span></text:p>
      <text:p text:style-name="P10"><text:span text:style-name="Source_20_Text"><text:span text:style-name="T30">$ helm repo list</text:span></text:span></text:p>
      <text:p text:style-name="P8"><text:span text:style-name="Source_20_Text"><text:span text:style-name="T30">NAME <text:s text:c="11"/>URL</text:span></text:span></text:p>
      <text:p text:style-name="P8"><text:span text:style-name="Source_20_Text"><text:span text:style-name="T30">stable <text:s text:c="9"/>https://charts.helm.sh/stable</text:span></text:span></text:p>
      <text:p text:style-name="P13"><text:span text:style-name="Source_20_Text"><text:span text:style-name="T30">mumoshu <text:s text:c="8"/>https://mumoshu.github.io/charts</text:span></text:span></text:p>
      <text:p text:style-name="P24"><text:span text:style-name="T10">And new repositories can be added with </text:span><text:span text:style-name="Source_20_Text"><text:span text:style-name="T10">helm repo add</text:span></text:span><text:span text:style-name="T10">:</text:span></text:p>
      <text:p text:style-name="P11"><text:span text:style-name="Source_20_Text"><text:span text:style-name="T30">$ helm repo add dev https://example.com/dev-charts</text:span></text:span></text:p>
      <text:p text:style-name="P24"><text:span text:style-name="T10">Because chart repositories change frequently, at any point you can make sure your Helm client is up to date by running </text:span><text:span text:style-name="Source_20_Text"><text:span text:style-name="T10">helm repo update</text:span></text:span><text:span text:style-name="T10">.</text:span></text:p>
      <text:p text:style-name="P24"><text:span text:style-name="T10">Repositories can be removed with </text:span><text:span text:style-name="Source_20_Text"><text:span text:style-name="T10">helm repo remove</text:span></text:span><text:span text:style-name="T10">.</text:span></text:p>
      <text:h text:style-name="P26" text:outline-level="2"><text:bookmark text:name="creating-your-own-charts"/>Creating Your Own Charts</text:h>
      <text:p text:style-name="P24"><text:span text:style-name="T10">The </text:span><text:a xlink:type="simple" xlink:href="https://helm.sh/docs/topics/charts/" text:style-name="Internet_20_link" text:visited-style-name="Visited_20_Internet_20_Link"><text:span text:style-name="T19">Chart Development Guide</text:span></text:a><text:span text:style-name="T10"> explains how to develop your own charts. But you can get started quickly by using the </text:span><text:span text:style-name="Source_20_Text"><text:span text:style-name="T10">helm create</text:span></text:span><text:span text:style-name="T10"> command:</text:span></text:p>
      <text:p text:style-name="P10"><text:span text:style-name="Source_20_Text"><text:span text:style-name="T30">$ helm create deis-workflow</text:span></text:span></text:p>
      <text:p text:style-name="P13"><text:span text:style-name="Source_20_Text"><text:span text:style-name="T30">Creating deis-workflow</text:span></text:span></text:p>
      <text:p text:style-name="P24"><text:span text:style-name="T10">Now there is a chart in </text:span><text:span text:style-name="Source_20_Text"><text:span text:style-name="T10">./deis-workflow</text:span></text:span><text:span text:style-name="T10">. You can edit it and create your own templates.</text:span></text:p>
      <text:p text:style-name="P24"><text:span text:style-name="T10">As you edit your chart, you can validate that it is well-formed by running </text:span><text:span text:style-name="Source_20_Text"><text:span text:style-name="T10">helm lint</text:span></text:span><text:span text:style-name="T10">.</text:span></text:p>
      <text:p text:style-name="P24"><text:span text:style-name="T10">When it's time to package the chart up for distribution, you can run the </text:span><text:span text:style-name="Source_20_Text"><text:span text:style-name="T10">helm package</text:span></text:span><text:span text:style-name="T10"> command:</text:span></text:p>
      <text:p text:style-name="P10"><text:span text:style-name="Source_20_Text"><text:span text:style-name="T72">$</text:span></text:span><text:span text:style-name="Source_20_Text"><text:span text:style-name="T30"> helm </text:span></text:span><text:span text:style-name="Source_20_Text"><text:span text:style-name="T44">package</text:span></text:span><text:span text:style-name="Source_20_Text"><text:span text:style-name="T30"> deis</text:span></text:span><text:span text:style-name="Source_20_Text"><text:span text:style-name="T78">-</text:span></text:span><text:span text:style-name="Source_20_Text"><text:span text:style-name="T30">workflow</text:span></text:span></text:p>
      <text:p text:style-name="P13"><text:span text:style-name="Source_20_Text"><text:span text:style-name="T30">deis</text:span></text:span><text:span text:style-name="Source_20_Text"><text:span text:style-name="T78">-</text:span></text:span><text:span text:style-name="Source_20_Text"><text:span text:style-name="T30">workflow</text:span></text:span><text:span text:style-name="Source_20_Text"><text:span text:style-name="T78">-</text:span></text:span><text:span text:style-name="Source_20_Text"><text:span text:style-name="T60">0.1.0</text:span></text:span><text:span text:style-name="Source_20_Text"><text:span text:style-name="T30">.tgz</text:span></text:span></text:p>
      <text:p text:style-name="P24"><text:span text:style-name="T10">And that chart can now easily be installed by </text:span><text:span text:style-name="Source_20_Text"><text:span text:style-name="T10">helm install</text:span></text:span><text:span text:style-name="T10">:</text:span></text:p>
      <text:p text:style-name="P10"><text:span text:style-name="Source_20_Text"><text:span text:style-name="T30">$ helm install deis-workflow ./deis-workflow-0.1.0.tgz</text:span></text:span></text:p>
      <text:p text:style-name="P13"><text:span text:style-name="Source_20_Text"><text:span text:style-name="T30">...</text:span></text:span></text:p>
      <text:p text:style-name="P15">Charts that are packaged can be loaded into chart repositories. See the documentation for your chart repository server to learn how to upload.</text:p>
      <text:p text:style-name="P24"><text:soft-page-break/><text:span text:style-name="T10">Note: The </text:span><text:span text:style-name="Source_20_Text"><text:span text:style-name="T10">stable</text:span></text:span><text:span text:style-name="T10"> repository is managed on the </text:span><text:a xlink:type="simple" xlink:href="https://github.com/helm/charts" office:target-frame-name="_blank" xlink:show="new" text:style-name="Internet_20_link" text:visited-style-name="Visited_20_Internet_20_Link"><text:span text:style-name="T19">Kubernetes Charts GitHub repository</text:span></text:a><text:span text:style-name="T10">. That project accepts chart source code, and (after audit) packages those for you.</text:span></text:p>
      <text:h text:style-name="P26" text:outline-level="2"><text:bookmark text:name="conclusion"/>Conclusion</text:h>
      <text:p text:style-name="P24"><text:span text:style-name="T10">This chapter has covered the basic usage patterns of the </text:span><text:span text:style-name="Source_20_Text"><text:span text:style-name="T10">helm</text:span></text:span><text:span text:style-name="T10"> client, including searching, installation, upgrading, and uninstalling. It has also covered useful utility commands like </text:span><text:span text:style-name="Source_20_Text"><text:span text:style-name="T10">helm status</text:span></text:span><text:span text:style-name="T10">, </text:span><text:span text:style-name="Source_20_Text"><text:span text:style-name="T10">helm get</text:span></text:span><text:span text:style-name="T10">, and </text:span><text:span text:style-name="Source_20_Text"><text:span text:style-name="T10">helm repo</text:span></text:span><text:span text:style-name="T10">.</text:span></text:p>
      <text:p text:style-name="P24"><text:span text:style-name="T10">For more information on these commands, take a look at Helm's built-in help: </text:span><text:span text:style-name="Source_20_Text"><text:span text:style-name="T10">helm help</text:span></text:span><text:span text:style-name="T10">.</text:span></text:p>
      <text:p text:style-name="P24"><text:span text:style-name="T10">In the </text:span><text:a xlink:type="simple" xlink:href="https://helm.sh/docs/howto/charts_tips_and_tricks/" text:style-name="Internet_20_link" text:visited-style-name="Visited_20_Internet_20_Link"><text:span text:style-name="T19">next chapter</text:span></text:a><text:span text:style-name="T10">, we look at the process of developing charts.</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Public Sans" svg:font-family="'Public Sans', Helvetica, Arial, sans-serif"/>
    <style:font-face style:name="Space Mono" svg:font-family="'Space Mono', 'Courier New', monaco, monospace"/>
    <style:font-face style:name="apple-system" svg:font-family="apple-system, BlinkMacSystemFont, 'Segoe UI', Helvetica, Arial, sans-serif, 'Apple Color Emoji', 'Segoe UI Emoji'"/>
    <style:font-face style:name="Liberation Mono" svg:font-family="'Liberation Mono'" style:font-family-generic="modern" style:font-pitch="fixed"/>
    <style:font-face style:name="Noto Sans Mono CJK SC" svg:font-family="'Noto Sans Mono CJK SC'"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7T11:21:17.583235349</meta:creation-date>
    <dc:date>2020-10-27T11:43:33.915818195</dc:date>
    <meta:editing-duration>PT12M6S</meta:editing-duration>
    <meta:editing-cycles>2</meta:editing-cycles>
    <meta:generator>LibreOffice/6.2.8.2$Linux_X86_64 LibreOffice_project/20$Build-2</meta:generator>
    <meta:document-statistic meta:table-count="0" meta:image-count="0" meta:object-count="0" meta:page-count="13" meta:paragraph-count="303" meta:word-count="3253" meta:character-count="22167" meta:non-whitespace-character-count="18346"/>
  </office:meta>
</office:document-meta>
</file>